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15" style:apply-style-name="Untitled1" style:base-cell-address="Sheet1.D11"/>
    </style:style>
    <style:style style:name="ce2" style:family="table-cell" style:parent-style-name="Default">
      <style:map style:condition="cell-content()&gt;0.5" style:apply-style-name="Untitled2" style:base-cell-address="Sheet1.D16"/>
    </style:style>
    <style:style style:name="ce3" style:family="table-cell" style:parent-style-name="Default">
      <style:map style:condition="cell-content()&gt;0.5" style:apply-style-name="Untitled2" style:base-cell-address="Sheet1.D16"/>
    </style:style>
    <style:style style:name="ce4" style:family="table-cell" style:parent-style-name="Default">
      <style:map style:condition="cell-content()&gt;0.5" style:apply-style-name="Untitled2" style:base-cell-address="Sheet1.D16"/>
    </style:style>
    <style:style style:name="ce5" style:family="table-cell" style:parent-style-name="Default">
      <style:map style:condition="cell-content()&gt;0.5" style:apply-style-name="Untitled2" style:base-cell-address="Sheet1.D16"/>
    </style:style>
    <style:style style:name="ce6" style:family="table-cell" style:parent-style-name="Default">
      <style:map style:condition="cell-content()&gt;0.5" style:apply-style-name="Untitled2" style:base-cell-address="Sheet1.D26"/>
    </style:style>
    <style:style style:name="ce7" style:family="table-cell" style:parent-style-name="Default">
      <style:map style:condition="cell-content()&gt;0.5" style:apply-style-name="Untitled2" style:base-cell-address="Sheet1.D26"/>
    </style:style>
    <style:style style:name="ce8" style:family="table-cell" style:parent-style-name="Default">
      <style:map style:condition="cell-content()&gt;0.5" style:apply-style-name="Untitled2" style:base-cell-address="Sheet1.D26"/>
    </style:style>
    <style:style style:name="ce9" style:family="table-cell" style:parent-style-name="Default">
      <style:map style:condition="cell-content()&gt;0.5" style:apply-style-name="Untitled2" style:base-cell-address="Sheet1.D26"/>
    </style:style>
    <style:style style:name="ce10" style:family="table-cell" style:parent-style-name="Default">
      <style:map style:condition="cell-content()&gt;0.5" style:apply-style-name="Untitled2" style:base-cell-address="Sheet1.D16"/>
    </style:style>
    <style:style style:name="ce11" style:family="table-cell" style:parent-style-name="Default">
      <style:map style:condition="cell-content()&gt;0.5" style:apply-style-name="Untitled2" style:base-cell-address="Sheet1.D16"/>
    </style:style>
    <style:style style:name="ce12" style:family="table-cell" style:parent-style-name="Default">
      <style:map style:condition="cell-content()&gt;0.5" style:apply-style-name="Untitled2" style:base-cell-address="Sheet1.D16"/>
    </style:style>
    <style:style style:name="ce13" style:family="table-cell" style:parent-style-name="Default">
      <style:map style:condition="cell-content()&gt;0.5" style:apply-style-name="Untitled2" style:base-cell-address="Sheet1.D16"/>
    </style:style>
    <style:style style:name="ce14" style:family="table-cell" style:parent-style-name="Default">
      <style:map style:condition="cell-content()&gt;0.5" style:apply-style-name="Untitled2" style:base-cell-address="Sheet1.D26"/>
    </style:style>
    <style:style style:name="ce15" style:family="table-cell" style:parent-style-name="Default">
      <style:map style:condition="cell-content()&gt;0.5" style:apply-style-name="Untitled2" style:base-cell-address="Sheet1.D26"/>
    </style:style>
    <style:style style:name="ce16" style:family="table-cell" style:parent-style-name="Default">
      <style:map style:condition="cell-content()&gt;0.5" style:apply-style-name="Untitled2" style:base-cell-address="Sheet1.D26"/>
    </style:style>
    <style:style style:name="ce17" style:family="table-cell" style:parent-style-name="Default">
      <style:map style:condition="cell-content()&gt;0.5" style:apply-style-name="Untitled2" style:base-cell-address="Sheet1.D26"/>
    </style:style>
    <style:style style:name="ce18" style:family="table-cell" style:parent-style-name="Default">
      <style:map style:condition="cell-content()&gt;0.5" style:apply-style-name="Untitled2" style:base-cell-address="Sheet1.D16"/>
    </style:style>
    <style:style style:name="ce19" style:family="table-cell" style:parent-style-name="Default">
      <style:map style:condition="cell-content()&gt;0.5" style:apply-style-name="Untitled2" style:base-cell-address="Sheet1.D16"/>
    </style:style>
    <style:style style:name="ce20" style:family="table-cell" style:parent-style-name="Default">
      <style:map style:condition="cell-content()&gt;0.5" style:apply-style-name="Untitled2" style:base-cell-address="Sheet1.D16"/>
    </style:style>
    <style:style style:name="ce21" style:family="table-cell" style:parent-style-name="Default">
      <style:map style:condition="cell-content()&gt;0.5" style:apply-style-name="Untitled2" style:base-cell-address="Sheet1.D16"/>
    </style:style>
    <style:style style:name="ce22" style:family="table-cell" style:parent-style-name="Default">
      <style:map style:condition="cell-content()&gt;0.5" style:apply-style-name="Untitled2" style:base-cell-address="Sheet1.D26"/>
    </style:style>
    <style:style style:name="ce23" style:family="table-cell" style:parent-style-name="Default">
      <style:map style:condition="cell-content()&gt;0.5" style:apply-style-name="Untitled2" style:base-cell-address="Sheet1.D26"/>
    </style:style>
    <style:style style:name="ce24" style:family="table-cell" style:parent-style-name="Default">
      <style:map style:condition="cell-content()&gt;0.5" style:apply-style-name="Untitled2" style:base-cell-address="Sheet1.D26"/>
    </style:style>
    <style:style style:name="ce25" style:family="table-cell" style:parent-style-name="Default">
      <style:map style:condition="cell-content()&gt;0.5" style:apply-style-name="Untitled2" style:base-cell-address="Sheet1.D26"/>
    </style:style>
    <style:style style:name="ce26" style:family="table-cell" style:parent-style-name="Default">
      <style:map style:condition="cell-content()&gt;0.5" style:apply-style-name="Untitled2" style:base-cell-address="Sheet1.D16"/>
    </style:style>
    <style:style style:name="ce27" style:family="table-cell" style:parent-style-name="Default">
      <style:map style:condition="cell-content()&gt;0.5" style:apply-style-name="Untitled2" style:base-cell-address="Sheet1.D16"/>
    </style:style>
    <style:style style:name="ce28" style:family="table-cell" style:parent-style-name="Default">
      <style:map style:condition="cell-content()&gt;0.5" style:apply-style-name="Untitled2" style:base-cell-address="Sheet1.D16"/>
    </style:style>
    <style:style style:name="ce29" style:family="table-cell" style:parent-style-name="Default">
      <style:map style:condition="cell-content()&gt;0.5" style:apply-style-name="Untitled2" style:base-cell-address="Sheet1.D16"/>
    </style:style>
    <style:style style:name="ce30" style:family="table-cell" style:parent-style-name="Default">
      <style:map style:condition="cell-content()&gt;0.5" style:apply-style-name="Untitled2" style:base-cell-address="Sheet1.D26"/>
    </style:style>
    <style:style style:name="ce31" style:family="table-cell" style:parent-style-name="Default">
      <style:map style:condition="cell-content()&gt;0.5" style:apply-style-name="Untitled2" style:base-cell-address="Sheet1.D26"/>
    </style:style>
    <style:style style:name="ce32" style:family="table-cell" style:parent-style-name="Default">
      <style:map style:condition="cell-content()&gt;0.5" style:apply-style-name="Untitled2" style:base-cell-address="Sheet1.D26"/>
    </style:style>
    <style:style style:name="ce33" style:family="table-cell" style:parent-style-name="Default">
      <style:map style:condition="cell-content()&gt;0.5" style:apply-style-name="Untitled2" style:base-cell-address="Sheet1.D26"/>
    </style:style>
    <style:style style:name="ce34" style:family="table-cell" style:parent-style-name="Default">
      <style:map style:condition="cell-content()&gt;0.5" style:apply-style-name="Untitled2" style:base-cell-address="Sheet1.D16"/>
    </style:style>
    <style:style style:name="ce35" style:family="table-cell" style:parent-style-name="Default">
      <style:map style:condition="cell-content()&gt;0.5" style:apply-style-name="Untitled2" style:base-cell-address="Sheet1.D16"/>
    </style:style>
    <style:style style:name="ce36" style:family="table-cell" style:parent-style-name="Default">
      <style:map style:condition="cell-content()&gt;0.5" style:apply-style-name="Untitled2" style:base-cell-address="Sheet1.D16"/>
    </style:style>
    <style:style style:name="ce37" style:family="table-cell" style:parent-style-name="Default">
      <style:map style:condition="cell-content()&gt;0.5" style:apply-style-name="Untitled2" style:base-cell-address="Sheet1.D16"/>
    </style:style>
    <style:style style:name="ce38" style:family="table-cell" style:parent-style-name="Default">
      <style:map style:condition="cell-content()&gt;0.5" style:apply-style-name="Untitled2" style:base-cell-address="Sheet1.D26"/>
    </style:style>
    <style:style style:name="ce39" style:family="table-cell" style:parent-style-name="Default">
      <style:map style:condition="cell-content()&gt;0.5" style:apply-style-name="Untitled2" style:base-cell-address="Sheet1.D26"/>
    </style:style>
    <style:style style:name="ce40" style:family="table-cell" style:parent-style-name="Default">
      <style:map style:condition="cell-content()&gt;0.5" style:apply-style-name="Untitled2" style:base-cell-address="Sheet1.D26"/>
    </style:style>
    <style:style style:name="ce41" style:family="table-cell" style:parent-style-name="Default">
      <style:map style:condition="cell-content()&gt;0.5" style:apply-style-name="Untitled2" style:base-cell-address="Sheet1.D26"/>
    </style:style>
    <style:style style:name="ce42" style:family="table-cell" style:parent-style-name="Default">
      <style:map style:condition="cell-content()&gt;0.5" style:apply-style-name="Untitled2" style:base-cell-address="Sheet1.D16"/>
    </style:style>
    <style:style style:name="ce43" style:family="table-cell" style:parent-style-name="Default">
      <style:map style:condition="cell-content()&gt;0.5" style:apply-style-name="Untitled2" style:base-cell-address="Sheet1.D16"/>
    </style:style>
    <style:style style:name="ce44" style:family="table-cell" style:parent-style-name="Default">
      <style:map style:condition="cell-content()&gt;0.5" style:apply-style-name="Untitled2" style:base-cell-address="Sheet1.D16"/>
    </style:style>
    <style:style style:name="ce45" style:family="table-cell" style:parent-style-name="Default">
      <style:map style:condition="cell-content()&gt;0.5" style:apply-style-name="Untitled2" style:base-cell-address="Sheet1.D16"/>
    </style:style>
    <style:style style:name="ce46" style:family="table-cell" style:parent-style-name="Default">
      <style:map style:condition="cell-content()&gt;0.5" style:apply-style-name="Untitled2" style:base-cell-address="Sheet1.D26"/>
    </style:style>
    <style:style style:name="ce47" style:family="table-cell" style:parent-style-name="Default">
      <style:map style:condition="cell-content()&gt;0.5" style:apply-style-name="Untitled2" style:base-cell-address="Sheet1.D26"/>
    </style:style>
    <style:style style:name="ce48" style:family="table-cell" style:parent-style-name="Default">
      <style:map style:condition="cell-content()&gt;0.5" style:apply-style-name="Untitled2" style:base-cell-address="Sheet1.D26"/>
    </style:style>
    <style:style style:name="ce49" style:family="table-cell" style:parent-style-name="Default">
      <style:map style:condition="cell-content()&gt;0.5" style:apply-style-name="Untitled2" style:base-cell-address="Sheet1.D26"/>
    </style:style>
    <style:style style:name="ce50" style:family="table-cell" style:parent-style-name="Default">
      <style:map style:condition="cell-content()&gt;0.5" style:apply-style-name="Untitled2" style:base-cell-address="Sheet1.D16"/>
    </style:style>
    <style:style style:name="ce51" style:family="table-cell" style:parent-style-name="Default">
      <style:map style:condition="cell-content()&gt;0.5" style:apply-style-name="Untitled2" style:base-cell-address="Sheet1.D16"/>
    </style:style>
    <style:style style:name="ce52" style:family="table-cell" style:parent-style-name="Default">
      <style:map style:condition="cell-content()&gt;0.5" style:apply-style-name="Untitled2" style:base-cell-address="Sheet1.D16"/>
    </style:style>
    <style:style style:name="ce53" style:family="table-cell" style:parent-style-name="Default">
      <style:map style:condition="cell-content()&gt;0.5" style:apply-style-name="Untitled2" style:base-cell-address="Sheet1.D16"/>
    </style:style>
    <style:style style:name="ce54" style:family="table-cell" style:parent-style-name="Default">
      <style:map style:condition="cell-content()&gt;0.5" style:apply-style-name="Untitled2" style:base-cell-address="Sheet1.D26"/>
    </style:style>
    <style:style style:name="ce55" style:family="table-cell" style:parent-style-name="Default">
      <style:map style:condition="cell-content()&gt;0.5" style:apply-style-name="Untitled2" style:base-cell-address="Sheet1.D26"/>
    </style:style>
    <style:style style:name="ce56" style:family="table-cell" style:parent-style-name="Default">
      <style:map style:condition="cell-content()&gt;0.5" style:apply-style-name="Untitled2" style:base-cell-address="Sheet1.D26"/>
    </style:style>
    <style:style style:name="ce57" style:family="table-cell" style:parent-style-name="Default">
      <style:map style:condition="cell-content()&gt;0.5" style:apply-style-name="Untitled2" style:base-cell-address="Sheet1.D26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map style:condition="cell-content()&gt;0.15" style:apply-style-name="Untitled1" style:base-cell-address="Sheet1.D11"/>
    </style:style>
    <style:style style:name="ce62" style:family="table-cell" style:parent-style-name="Default">
      <style:map style:condition="cell-content()&gt;0.5" style:apply-style-name="Untitled2" style:base-cell-address="Sheet1.D16"/>
    </style:style>
    <style:style style:name="ce63" style:family="table-cell" style:parent-style-name="Default">
      <style:map style:condition="cell-content()&gt;0.5" style:apply-style-name="Untitled2" style:base-cell-address="Sheet1.D16"/>
    </style:style>
    <style:style style:name="ce64" style:family="table-cell" style:parent-style-name="Default">
      <style:map style:condition="cell-content()&gt;0.5" style:apply-style-name="Untitled2" style:base-cell-address="Sheet1.D16"/>
    </style:style>
    <style:style style:name="ce65" style:family="table-cell" style:parent-style-name="Default">
      <style:map style:condition="cell-content()&gt;0.5" style:apply-style-name="Untitled2" style:base-cell-address="Sheet1.D16"/>
    </style:style>
    <style:style style:name="ce66" style:family="table-cell" style:parent-style-name="Default">
      <style:map style:condition="cell-content()&gt;0.5" style:apply-style-name="Untitled2" style:base-cell-address="Sheet1.D26"/>
    </style:style>
    <style:style style:name="ce67" style:family="table-cell" style:parent-style-name="Default">
      <style:map style:condition="cell-content()&gt;0.5" style:apply-style-name="Untitled2" style:base-cell-address="Sheet1.D26"/>
    </style:style>
    <style:style style:name="ce68" style:family="table-cell" style:parent-style-name="Default">
      <style:map style:condition="cell-content()&gt;0.5" style:apply-style-name="Untitled2" style:base-cell-address="Sheet1.D26"/>
    </style:style>
    <style:style style:name="ce69" style:family="table-cell" style:parent-style-name="Default">
      <style:map style:condition="cell-content()&gt;0.5" style:apply-style-name="Untitled2" style:base-cell-address="Sheet1.D26"/>
    </style:style>
    <style:style style:name="ce70" style:family="table-cell" style:parent-style-name="Default">
      <style:map style:condition="cell-content()&gt;0.5" style:apply-style-name="Untitled2" style:base-cell-address="Sheet1.D16"/>
    </style:style>
    <style:style style:name="ce71" style:family="table-cell" style:parent-style-name="Default">
      <style:map style:condition="cell-content()&gt;0.5" style:apply-style-name="Untitled2" style:base-cell-address="Sheet1.D16"/>
    </style:style>
    <style:style style:name="ce72" style:family="table-cell" style:parent-style-name="Default">
      <style:map style:condition="cell-content()&gt;0.5" style:apply-style-name="Untitled2" style:base-cell-address="Sheet1.D16"/>
    </style:style>
    <style:style style:name="ce73" style:family="table-cell" style:parent-style-name="Default">
      <style:map style:condition="cell-content()&gt;0.5" style:apply-style-name="Untitled2" style:base-cell-address="Sheet1.D16"/>
    </style:style>
    <style:style style:name="ce74" style:family="table-cell" style:parent-style-name="Default">
      <style:map style:condition="cell-content()&gt;0.5" style:apply-style-name="Untitled2" style:base-cell-address="Sheet1.D26"/>
    </style:style>
    <style:style style:name="ce75" style:family="table-cell" style:parent-style-name="Default">
      <style:map style:condition="cell-content()&gt;0.5" style:apply-style-name="Untitled2" style:base-cell-address="Sheet1.D26"/>
    </style:style>
    <style:style style:name="ce76" style:family="table-cell" style:parent-style-name="Default">
      <style:map style:condition="cell-content()&gt;0.5" style:apply-style-name="Untitled2" style:base-cell-address="Sheet1.D26"/>
    </style:style>
    <style:style style:name="ce77" style:family="table-cell" style:parent-style-name="Default">
      <style:map style:condition="cell-content()&gt;0.5" style:apply-style-name="Untitled2" style:base-cell-address="Sheet1.D26"/>
    </style:style>
    <style:style style:name="ce78" style:family="table-cell" style:parent-style-name="Default">
      <style:map style:condition="cell-content()&gt;0.5" style:apply-style-name="Untitled2" style:base-cell-address="Sheet1.D16"/>
    </style:style>
    <style:style style:name="ce79" style:family="table-cell" style:parent-style-name="Default">
      <style:map style:condition="cell-content()&gt;0.5" style:apply-style-name="Untitled2" style:base-cell-address="Sheet1.D16"/>
    </style:style>
    <style:style style:name="ce80" style:family="table-cell" style:parent-style-name="Default">
      <style:map style:condition="cell-content()&gt;0.5" style:apply-style-name="Untitled2" style:base-cell-address="Sheet1.D16"/>
    </style:style>
    <style:style style:name="ce81" style:family="table-cell" style:parent-style-name="Default">
      <style:map style:condition="cell-content()&gt;0.5" style:apply-style-name="Untitled2" style:base-cell-address="Sheet1.D16"/>
    </style:style>
    <style:style style:name="ce82" style:family="table-cell" style:parent-style-name="Default">
      <style:map style:condition="cell-content()&gt;0.5" style:apply-style-name="Untitled2" style:base-cell-address="Sheet1.D26"/>
    </style:style>
    <style:style style:name="ce83" style:family="table-cell" style:parent-style-name="Default">
      <style:map style:condition="cell-content()&gt;0.5" style:apply-style-name="Untitled2" style:base-cell-address="Sheet1.D26"/>
    </style:style>
    <style:style style:name="ce84" style:family="table-cell" style:parent-style-name="Default">
      <style:map style:condition="cell-content()&gt;0.5" style:apply-style-name="Untitled2" style:base-cell-address="Sheet1.D26"/>
    </style:style>
    <style:style style:name="ce85" style:family="table-cell" style:parent-style-name="Default">
      <style:map style:condition="cell-content()&gt;0.5" style:apply-style-name="Untitled2" style:base-cell-address="Sheet1.D26"/>
    </style:style>
    <style:style style:name="ce86" style:family="table-cell" style:parent-style-name="Default">
      <style:map style:condition="cell-content()&gt;0.5" style:apply-style-name="Untitled2" style:base-cell-address="Sheet1.D16"/>
    </style:style>
    <style:style style:name="ce87" style:family="table-cell" style:parent-style-name="Default">
      <style:map style:condition="cell-content()&gt;0.5" style:apply-style-name="Untitled2" style:base-cell-address="Sheet1.D16"/>
    </style:style>
    <style:style style:name="ce88" style:family="table-cell" style:parent-style-name="Default">
      <style:map style:condition="cell-content()&gt;0.5" style:apply-style-name="Untitled2" style:base-cell-address="Sheet1.D16"/>
    </style:style>
    <style:style style:name="ce89" style:family="table-cell" style:parent-style-name="Default">
      <style:map style:condition="cell-content()&gt;0.5" style:apply-style-name="Untitled2" style:base-cell-address="Sheet1.D16"/>
    </style:style>
    <style:style style:name="ce90" style:family="table-cell" style:parent-style-name="Default">
      <style:map style:condition="cell-content()&gt;0.5" style:apply-style-name="Untitled2" style:base-cell-address="Sheet1.D26"/>
    </style:style>
    <style:style style:name="ce91" style:family="table-cell" style:parent-style-name="Default">
      <style:map style:condition="cell-content()&gt;0.5" style:apply-style-name="Untitled2" style:base-cell-address="Sheet1.D26"/>
    </style:style>
    <style:style style:name="ce92" style:family="table-cell" style:parent-style-name="Default">
      <style:map style:condition="cell-content()&gt;0.5" style:apply-style-name="Untitled2" style:base-cell-address="Sheet1.D26"/>
    </style:style>
    <style:style style:name="ce93" style:family="table-cell" style:parent-style-name="Default">
      <style:map style:condition="cell-content()&gt;0.5" style:apply-style-name="Untitled2" style:base-cell-address="Sheet1.D26"/>
    </style:style>
    <style:style style:name="ce94" style:family="table-cell" style:parent-style-name="Default">
      <style:map style:condition="cell-content()&gt;0.5" style:apply-style-name="Untitled2" style:base-cell-address="Sheet1.D16"/>
    </style:style>
    <style:style style:name="ce95" style:family="table-cell" style:parent-style-name="Default">
      <style:map style:condition="cell-content()&gt;0.5" style:apply-style-name="Untitled2" style:base-cell-address="Sheet1.D16"/>
    </style:style>
    <style:style style:name="ce96" style:family="table-cell" style:parent-style-name="Default">
      <style:map style:condition="cell-content()&gt;0.5" style:apply-style-name="Untitled2" style:base-cell-address="Sheet1.D16"/>
    </style:style>
    <style:style style:name="ce97" style:family="table-cell" style:parent-style-name="Default">
      <style:map style:condition="cell-content()&gt;0.5" style:apply-style-name="Untitled2" style:base-cell-address="Sheet1.D16"/>
    </style:style>
    <style:style style:name="ce98" style:family="table-cell" style:parent-style-name="Default">
      <style:map style:condition="cell-content()&gt;0.5" style:apply-style-name="Untitled2" style:base-cell-address="Sheet1.D26"/>
    </style:style>
    <style:style style:name="ce99" style:family="table-cell" style:parent-style-name="Default">
      <style:map style:condition="cell-content()&gt;0.5" style:apply-style-name="Untitled2" style:base-cell-address="Sheet1.D26"/>
    </style:style>
    <style:style style:name="ce100" style:family="table-cell" style:parent-style-name="Default">
      <style:map style:condition="cell-content()&gt;0.5" style:apply-style-name="Untitled2" style:base-cell-address="Sheet1.D26"/>
    </style:style>
    <style:style style:name="ce101" style:family="table-cell" style:parent-style-name="Default">
      <style:map style:condition="cell-content()&gt;0.5" style:apply-style-name="Untitled2" style:base-cell-address="Sheet1.D26"/>
    </style:style>
    <style:style style:name="ce102" style:family="table-cell" style:parent-style-name="Default">
      <style:map style:condition="cell-content()&gt;0.5" style:apply-style-name="Untitled2" style:base-cell-address="Sheet1.D16"/>
    </style:style>
    <style:style style:name="ce103" style:family="table-cell" style:parent-style-name="Default">
      <style:map style:condition="cell-content()&gt;0.5" style:apply-style-name="Untitled2" style:base-cell-address="Sheet1.D16"/>
    </style:style>
    <style:style style:name="ce104" style:family="table-cell" style:parent-style-name="Default">
      <style:map style:condition="cell-content()&gt;0.5" style:apply-style-name="Untitled2" style:base-cell-address="Sheet1.D16"/>
    </style:style>
    <style:style style:name="ce105" style:family="table-cell" style:parent-style-name="Default">
      <style:map style:condition="cell-content()&gt;0.5" style:apply-style-name="Untitled2" style:base-cell-address="Sheet1.D16"/>
    </style:style>
    <style:style style:name="ce106" style:family="table-cell" style:parent-style-name="Default">
      <style:map style:condition="cell-content()&gt;0.5" style:apply-style-name="Untitled2" style:base-cell-address="Sheet1.D26"/>
    </style:style>
    <style:style style:name="ce107" style:family="table-cell" style:parent-style-name="Default">
      <style:map style:condition="cell-content()&gt;0.5" style:apply-style-name="Untitled2" style:base-cell-address="Sheet1.D26"/>
    </style:style>
    <style:style style:name="ce108" style:family="table-cell" style:parent-style-name="Default">
      <style:map style:condition="cell-content()&gt;0.5" style:apply-style-name="Untitled2" style:base-cell-address="Sheet1.D26"/>
    </style:style>
    <style:style style:name="ce109" style:family="table-cell" style:parent-style-name="Default">
      <style:map style:condition="cell-content()&gt;0.5" style:apply-style-name="Untitled2" style:base-cell-address="Sheet1.D26"/>
    </style:style>
    <style:style style:name="ce110" style:family="table-cell" style:parent-style-name="Default">
      <style:map style:condition="cell-content()&gt;0.5" style:apply-style-name="Untitled2" style:base-cell-address="Sheet1.D16"/>
    </style:style>
    <style:style style:name="ce111" style:family="table-cell" style:parent-style-name="Default">
      <style:map style:condition="cell-content()&gt;0.5" style:apply-style-name="Untitled2" style:base-cell-address="Sheet1.D16"/>
    </style:style>
    <style:style style:name="ce112" style:family="table-cell" style:parent-style-name="Default">
      <style:map style:condition="cell-content()&gt;0.5" style:apply-style-name="Untitled2" style:base-cell-address="Sheet1.D16"/>
    </style:style>
    <style:style style:name="ce113" style:family="table-cell" style:parent-style-name="Default">
      <style:map style:condition="cell-content()&gt;0.5" style:apply-style-name="Untitled2" style:base-cell-address="Sheet1.D16"/>
    </style:style>
    <style:style style:name="ce114" style:family="table-cell" style:parent-style-name="Default">
      <style:map style:condition="cell-content()&gt;0.5" style:apply-style-name="Untitled2" style:base-cell-address="Sheet1.D26"/>
    </style:style>
    <style:style style:name="ce115" style:family="table-cell" style:parent-style-name="Default">
      <style:map style:condition="cell-content()&gt;0.5" style:apply-style-name="Untitled2" style:base-cell-address="Sheet1.D26"/>
    </style:style>
    <style:style style:name="ce116" style:family="table-cell" style:parent-style-name="Default">
      <style:map style:condition="cell-content()&gt;0.5" style:apply-style-name="Untitled2" style:base-cell-address="Sheet1.D26"/>
    </style:style>
    <style:style style:name="ce117" style:family="table-cell" style:parent-style-name="Default">
      <style:map style:condition="cell-content()&gt;0.5" style:apply-style-name="Untitled2" style:base-cell-address="Sheet1.D26"/>
    </style:style>
    <style:style style:name="ce118" style:family="table-cell" style:parent-style-name="Default">
      <style:map style:condition="cell-content()&gt;0.5" style:apply-style-name="Untitled2" style:base-cell-address="Sheet1.D16"/>
    </style:style>
    <style:style style:name="ce119" style:family="table-cell" style:parent-style-name="Default">
      <style:map style:condition="cell-content()&gt;0.5" style:apply-style-name="Untitled2" style:base-cell-address="Sheet1.D16"/>
    </style:style>
    <style:style style:name="ce120" style:family="table-cell" style:parent-style-name="Default">
      <style:map style:condition="cell-content()&gt;0.5" style:apply-style-name="Untitled2" style:base-cell-address="Sheet1.D16"/>
    </style:style>
    <style:style style:name="ce121" style:family="table-cell" style:parent-style-name="Default">
      <style:map style:condition="cell-content()&gt;0.5" style:apply-style-name="Untitled2" style:base-cell-address="Sheet1.D16"/>
    </style:style>
    <style:style style:name="ce122" style:family="table-cell" style:parent-style-name="Default">
      <style:map style:condition="cell-content()&gt;0.5" style:apply-style-name="Untitled2" style:base-cell-address="Sheet1.D26"/>
    </style:style>
    <style:style style:name="ce123" style:family="table-cell" style:parent-style-name="Default">
      <style:map style:condition="cell-content()&gt;0.5" style:apply-style-name="Untitled2" style:base-cell-address="Sheet1.D26"/>
    </style:style>
    <style:style style:name="ce124" style:family="table-cell" style:parent-style-name="Default">
      <style:map style:condition="cell-content()&gt;0.5" style:apply-style-name="Untitled2" style:base-cell-address="Sheet1.D26"/>
    </style:style>
    <style:style style:name="ce125" style:family="table-cell" style:parent-style-name="Default">
      <style:map style:condition="cell-content()&gt;0.5" style:apply-style-name="Untitled2" style:base-cell-address="Sheet1.D2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These calculations are used to size the current limiting resistor, R30.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MEG3005CT shottkey diode resides between the source and charging circuitry when using PV inputs. Circular dependencies exist, so figures are approximate only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ma=.3v forward diode</text:p>
          </table:table-cell>
          <table:table-cell office:value-type="string" calcext:value-type="string">
            <text:p>500mA=.4v forward diode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Ohm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0m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max charge current at V: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([.$B11]-[.$A$8]-3.2)/[.D$10]" office:value-type="float" office:value="1.5" calcext:value-type="float">
            <text:p>1.5</text:p>
          </table:table-cell>
          <table:table-cell table:style-name="ce1" table:formula="of:=([.$B11]-[.$A$8]-3.2)/[.E$10]" office:value-type="float" office:value="0.75" calcext:value-type="float">
            <text:p>0.75</text:p>
          </table:table-cell>
          <table:table-cell table:style-name="ce1" table:formula="of:=([.$B11]-[.$A$8]-3.2)/[.F$10]" office:value-type="float" office:value="0.375" calcext:value-type="float">
            <text:p>0.375</text:p>
          </table:table-cell>
          <table:table-cell table:style-name="ce1" table:formula="of:=([.$B11]-[.$A$8]-3.2)/[.G$10]" office:value-type="float" office:value="0.3" calcext:value-type="float">
            <text:p>0.3</text:p>
          </table:table-cell>
          <table:table-cell table:style-name="ce1" table:formula="of:=([.$B11]-[.$A$8]-3.2)/[.H$10]" office:value-type="float" office:value="0.1875" calcext:value-type="float">
            <text:p>0.1875</text:p>
          </table:table-cell>
          <table:table-cell table:style-name="ce1" table:formula="of:=([.$B11]-[.$A$8]-3.2)/[.I$10]" office:value-type="float" office:value="0.15" calcext:value-type="float">
            <text:p>0.15</text:p>
          </table:table-cell>
          <table:table-cell table:style-name="ce1" table:formula="of:=([.$B11]-[.$A$8]-3.2)/[.J$10]" office:value-type="float" office:value="0.125" calcext:value-type="float">
            <text:p>0.125</text:p>
          </table:table-cell>
          <table:table-cell table:style-name="ce61" table:formula="of:=([.$B11]-[.$A$8]-3.2)/[.K$10]" office:value-type="float" office:value="0.1" calcext:value-type="float">
            <text:p>0.1</text:p>
          </table:table-cell>
          <table:table-cell table:style-name="ce1" table:formula="of:=([.$B11]-[.$A$8]-3.2)/[.L$10]" office:value-type="float" office:value="0.09375" calcext:value-type="float">
            <text:p>0.09375</text:p>
          </table:table-cell>
          <table:table-cell table:style-name="ce1" table:formula="of:=([.$B11]-[.$A$8]-3.2)/[.M$10]" office:value-type="float" office:value="0.0681818181818182" calcext:value-type="float">
            <text:p>0.0681818182</text:p>
          </table:table-cell>
          <table:table-cell table:style-name="ce1" table:formula="of:=([.$B11]-[.$A$8]-3.2)/[.N$10]" office:value-type="float" office:value="0.06" calcext:value-type="float">
            <text:p>0.06</text:p>
          </table:table-cell>
          <table:table-cell table:style-name="ce1" table:formula="of:=([.$B11]-[.$A$8]-3.2)/[.O$10]" office:value-type="float" office:value="0.0454545454545455" calcext:value-type="float">
            <text:p>0.0454545455</text:p>
          </table:table-cell>
          <table:table-cell table:style-name="ce1" table:formula="of:=([.$B11]-[.$A$8]-3.2)/[.P$10]" office:value-type="float" office:value="0.0319148936170213" calcext:value-type="float">
            <text:p>0.0319148936</text:p>
          </table:table-cell>
          <table:table-cell table:style-name="ce1" table:formula="of:=([.$B11]-[.$A$8]-3.2)/[.Q$10]" office:value-type="float" office:value="0.0220588235294118" calcext:value-type="float">
            <text:p>0.0220588235</text:p>
          </table:table-cell>
          <table:table-cell table:style-name="ce1" table:formula="of:=([.$B11]-[.$A$8]-3.2)/[.R$10]" office:value-type="float" office:value="0.015" calcext:value-type="float">
            <text:p>0.015</text:p>
          </table:table-cell>
        </table:table-row>
        <table:table-row table:style-name="ro2">
          <table:table-cell office:value-type="string" calcext:value-type="string">
            <text:p>1C=120mA for 2450 button cell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table:formula="of:=([.$B12]-[.$A$8]-3.2)/[.D$10]" office:value-type="float" office:value="2.5" calcext:value-type="float">
            <text:p>2.5</text:p>
          </table:table-cell>
          <table:table-cell table:style-name="ce1" table:formula="of:=([.$B12]-[.$A$8]-3.2)/[.E$10]" office:value-type="float" office:value="1.25" calcext:value-type="float">
            <text:p>1.25</text:p>
          </table:table-cell>
          <table:table-cell table:style-name="ce1" table:formula="of:=([.$B12]-[.$A$8]-3.2)/[.F$10]" office:value-type="float" office:value="0.625" calcext:value-type="float">
            <text:p>0.625</text:p>
          </table:table-cell>
          <table:table-cell table:style-name="ce1" table:formula="of:=([.$B12]-[.$A$8]-3.2)/[.G$10]" office:value-type="float" office:value="0.5" calcext:value-type="float">
            <text:p>0.5</text:p>
          </table:table-cell>
          <table:table-cell table:style-name="ce1" table:formula="of:=([.$B12]-[.$A$8]-3.2)/[.H$10]" office:value-type="float" office:value="0.3125" calcext:value-type="float">
            <text:p>0.3125</text:p>
          </table:table-cell>
          <table:table-cell table:style-name="ce1" table:formula="of:=([.$B12]-[.$A$8]-3.2)/[.I$10]" office:value-type="float" office:value="0.25" calcext:value-type="float">
            <text:p>0.25</text:p>
          </table:table-cell>
          <table:table-cell table:style-name="ce1" table:formula="of:=([.$B12]-[.$A$8]-3.2)/[.J$10]" office:value-type="float" office:value="0.208333333333333" calcext:value-type="float">
            <text:p>0.2083333333</text:p>
          </table:table-cell>
          <table:table-cell table:style-name="ce61" table:formula="of:=([.$B12]-[.$A$8]-3.2)/[.K$10]" office:value-type="float" office:value="0.166666666666667" calcext:value-type="float">
            <text:p>0.1666666667</text:p>
          </table:table-cell>
          <table:table-cell table:style-name="ce1" table:formula="of:=([.$B12]-[.$A$8]-3.2)/[.L$10]" office:value-type="float" office:value="0.15625" calcext:value-type="float">
            <text:p>0.15625</text:p>
          </table:table-cell>
          <table:table-cell table:style-name="ce1" table:formula="of:=([.$B12]-[.$A$8]-3.2)/[.M$10]" office:value-type="float" office:value="0.113636363636364" calcext:value-type="float">
            <text:p>0.1136363636</text:p>
          </table:table-cell>
          <table:table-cell table:style-name="ce1" table:formula="of:=([.$B12]-[.$A$8]-3.2)/[.N$10]" office:value-type="float" office:value="0.1" calcext:value-type="float">
            <text:p>0.1</text:p>
          </table:table-cell>
          <table:table-cell table:style-name="ce1" table:formula="of:=([.$B12]-[.$A$8]-3.2)/[.O$10]" office:value-type="float" office:value="0.0757575757575758" calcext:value-type="float">
            <text:p>0.0757575758</text:p>
          </table:table-cell>
          <table:table-cell table:style-name="ce1" table:formula="of:=([.$B12]-[.$A$8]-3.2)/[.P$10]" office:value-type="float" office:value="0.0531914893617021" calcext:value-type="float">
            <text:p>0.0531914894</text:p>
          </table:table-cell>
          <table:table-cell table:style-name="ce1" table:formula="of:=([.$B12]-[.$A$8]-3.2)/[.Q$10]" office:value-type="float" office:value="0.0367647058823529" calcext:value-type="float">
            <text:p>0.0367647059</text:p>
          </table:table-cell>
          <table:table-cell table:style-name="ce1" table:formula="of:=([.$B12]-[.$A$8]-3.2)/[.R$10]" office:value-type="float" office:value="0.025" calcext:value-type="float">
            <text:p>0.02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table:style-name="ce1" table:formula="of:=([.$B13]-[.$A$8]-3.2)/[.D$10]" office:value-type="float" office:value="5.5" calcext:value-type="float">
            <text:p>5.5</text:p>
          </table:table-cell>
          <table:table-cell table:style-name="ce1" table:formula="of:=([.$B13]-[.$A$8]-3.2)/[.E$10]" office:value-type="float" office:value="2.75" calcext:value-type="float">
            <text:p>2.75</text:p>
          </table:table-cell>
          <table:table-cell table:style-name="ce1" table:formula="of:=([.$B13]-[.$A$8]-3.2)/[.F$10]" office:value-type="float" office:value="1.375" calcext:value-type="float">
            <text:p>1.375</text:p>
          </table:table-cell>
          <table:table-cell table:style-name="ce1" table:formula="of:=([.$B13]-[.$A$8]-3.2)/[.G$10]" office:value-type="float" office:value="1.1" calcext:value-type="float">
            <text:p>1.1</text:p>
          </table:table-cell>
          <table:table-cell table:style-name="ce1" table:formula="of:=([.$B13]-[.$A$8]-3.2)/[.H$10]" office:value-type="float" office:value="0.6875" calcext:value-type="float">
            <text:p>0.6875</text:p>
          </table:table-cell>
          <table:table-cell table:style-name="ce1" table:formula="of:=([.$B13]-[.$A$8]-3.2)/[.I$10]" office:value-type="float" office:value="0.55" calcext:value-type="float">
            <text:p>0.55</text:p>
          </table:table-cell>
          <table:table-cell table:style-name="ce1" table:formula="of:=([.$B13]-[.$A$8]-3.2)/[.J$10]" office:value-type="float" office:value="0.458333333333333" calcext:value-type="float">
            <text:p>0.4583333333</text:p>
          </table:table-cell>
          <table:table-cell table:style-name="ce61" table:formula="of:=([.$B13]-[.$A$8]-3.2)/[.K$10]" office:value-type="float" office:value="0.366666666666667" calcext:value-type="float">
            <text:p>0.3666666667</text:p>
          </table:table-cell>
          <table:table-cell table:style-name="ce1" table:formula="of:=([.$B13]-[.$A$8]-3.2)/[.L$10]" office:value-type="float" office:value="0.34375" calcext:value-type="float">
            <text:p>0.34375</text:p>
          </table:table-cell>
          <table:table-cell table:style-name="ce1" table:formula="of:=([.$B13]-[.$A$8]-3.2)/[.M$10]" office:value-type="float" office:value="0.25" calcext:value-type="float">
            <text:p>0.25</text:p>
          </table:table-cell>
          <table:table-cell table:style-name="ce1" table:formula="of:=([.$B13]-[.$A$8]-3.2)/[.N$10]" office:value-type="float" office:value="0.22" calcext:value-type="float">
            <text:p>0.22</text:p>
          </table:table-cell>
          <table:table-cell table:style-name="ce1" table:formula="of:=([.$B13]-[.$A$8]-3.2)/[.O$10]" office:value-type="float" office:value="0.166666666666667" calcext:value-type="float">
            <text:p>0.1666666667</text:p>
          </table:table-cell>
          <table:table-cell table:style-name="ce1" table:formula="of:=([.$B13]-[.$A$8]-3.2)/[.P$10]" office:value-type="float" office:value="0.117021276595745" calcext:value-type="float">
            <text:p>0.1170212766</text:p>
          </table:table-cell>
          <table:table-cell table:style-name="ce1" table:formula="of:=([.$B13]-[.$A$8]-3.2)/[.Q$10]" office:value-type="float" office:value="0.0808823529411765" calcext:value-type="float">
            <text:p>0.0808823529</text:p>
          </table:table-cell>
          <table:table-cell table:style-name="ce1" table:formula="of:=([.$B13]-[.$A$8]-3.2)/[.R$10]" office:value-type="float" office:value="0.055" calcext:value-type="float">
            <text:p>0.055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/>
          <table:table-cell table:style-name="ce1" table:formula="of:=([.$B14]-[.$A$8]-3.2)/[.D$10]" office:value-type="float" office:value="8.5" calcext:value-type="float">
            <text:p>8.5</text:p>
          </table:table-cell>
          <table:table-cell table:style-name="ce1" table:formula="of:=([.$B14]-[.$A$8]-3.2)/[.E$10]" office:value-type="float" office:value="4.25" calcext:value-type="float">
            <text:p>4.25</text:p>
          </table:table-cell>
          <table:table-cell table:style-name="ce1" table:formula="of:=([.$B14]-[.$A$8]-3.2)/[.F$10]" office:value-type="float" office:value="2.125" calcext:value-type="float">
            <text:p>2.125</text:p>
          </table:table-cell>
          <table:table-cell table:style-name="ce1" table:formula="of:=([.$B14]-[.$A$8]-3.2)/[.G$10]" office:value-type="float" office:value="1.7" calcext:value-type="float">
            <text:p>1.7</text:p>
          </table:table-cell>
          <table:table-cell table:style-name="ce1" table:formula="of:=([.$B14]-[.$A$8]-3.2)/[.H$10]" office:value-type="float" office:value="1.0625" calcext:value-type="float">
            <text:p>1.0625</text:p>
          </table:table-cell>
          <table:table-cell table:style-name="ce1" table:formula="of:=([.$B14]-[.$A$8]-3.2)/[.I$10]" office:value-type="float" office:value="0.85" calcext:value-type="float">
            <text:p>0.85</text:p>
          </table:table-cell>
          <table:table-cell table:style-name="ce1" table:formula="of:=([.$B14]-[.$A$8]-3.2)/[.J$10]" office:value-type="float" office:value="0.708333333333333" calcext:value-type="float">
            <text:p>0.7083333333</text:p>
          </table:table-cell>
          <table:table-cell table:style-name="ce61" table:formula="of:=([.$B14]-[.$A$8]-3.2)/[.K$10]" office:value-type="float" office:value="0.566666666666667" calcext:value-type="float">
            <text:p>0.5666666667</text:p>
          </table:table-cell>
          <table:table-cell table:style-name="ce1" table:formula="of:=([.$B14]-[.$A$8]-3.2)/[.L$10]" office:value-type="float" office:value="0.53125" calcext:value-type="float">
            <text:p>0.53125</text:p>
          </table:table-cell>
          <table:table-cell table:style-name="ce1" table:formula="of:=([.$B14]-[.$A$8]-3.2)/[.M$10]" office:value-type="float" office:value="0.386363636363636" calcext:value-type="float">
            <text:p>0.3863636364</text:p>
          </table:table-cell>
          <table:table-cell table:style-name="ce1" table:formula="of:=([.$B14]-[.$A$8]-3.2)/[.N$10]" office:value-type="float" office:value="0.34" calcext:value-type="float">
            <text:p>0.34</text:p>
          </table:table-cell>
          <table:table-cell table:style-name="ce1" table:formula="of:=([.$B14]-[.$A$8]-3.2)/[.O$10]" office:value-type="float" office:value="0.257575757575758" calcext:value-type="float">
            <text:p>0.2575757576</text:p>
          </table:table-cell>
          <table:table-cell table:style-name="ce1" table:formula="of:=([.$B14]-[.$A$8]-3.2)/[.P$10]" office:value-type="float" office:value="0.180851063829787" calcext:value-type="float">
            <text:p>0.1808510638</text:p>
          </table:table-cell>
          <table:table-cell table:style-name="ce1" table:formula="of:=([.$B14]-[.$A$8]-3.2)/[.Q$10]" office:value-type="float" office:value="0.125" calcext:value-type="float">
            <text:p>0.125</text:p>
          </table:table-cell>
          <table:table-cell table:style-name="ce1" table:formula="of:=([.$B14]-[.$A$8]-3.2)/[.R$10]"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500ma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 charge current at V: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([.$B16]-[.$B$8]-3.2)/[.D$10]" office:value-type="float" office:value="1.4" calcext:value-type="float">
            <text:p>1.4</text:p>
          </table:table-cell>
          <table:table-cell table:style-name="ce10" table:formula="of:=([.$B16]-[.$B$8]-3.2)/[.E$10]" office:value-type="float" office:value="0.7" calcext:value-type="float">
            <text:p>0.7</text:p>
          </table:table-cell>
          <table:table-cell table:style-name="ce18" table:formula="of:=([.$B16]-[.$B$8]-3.2)/[.F$10]" office:value-type="float" office:value="0.35" calcext:value-type="float">
            <text:p>0.35</text:p>
          </table:table-cell>
          <table:table-cell table:style-name="ce26" table:formula="of:=([.$B16]-[.$B$8]-3.2)/[.G$10]" office:value-type="float" office:value="0.28" calcext:value-type="float">
            <text:p>0.28</text:p>
          </table:table-cell>
          <table:table-cell table:style-name="ce34" table:formula="of:=([.$B16]-[.$B$8]-3.2)/[.H$10]" office:value-type="float" office:value="0.175" calcext:value-type="float">
            <text:p>0.175</text:p>
          </table:table-cell>
          <table:table-cell table:style-name="ce42" table:formula="of:=([.$B16]-[.$B$8]-3.2)/[.I$10]" office:value-type="float" office:value="0.14" calcext:value-type="float">
            <text:p>0.14</text:p>
          </table:table-cell>
          <table:table-cell table:style-name="ce50" table:formula="of:=([.$B16]-[.$B$8]-3.2)/[.J$10]" office:value-type="float" office:value="0.116666666666667" calcext:value-type="float">
            <text:p>0.1166666667</text:p>
          </table:table-cell>
          <table:table-cell table:style-name="ce62" table:formula="of:=([.$B16]-[.$B$8]-3.2)/[.K$10]" office:value-type="float" office:value="0.0933333333333333" calcext:value-type="float">
            <text:p>0.0933333333</text:p>
          </table:table-cell>
          <table:table-cell table:style-name="ce70" table:formula="of:=([.$B16]-[.$B$8]-3.2)/[.L$10]" office:value-type="float" office:value="0.0875" calcext:value-type="float">
            <text:p>0.0875</text:p>
          </table:table-cell>
          <table:table-cell table:style-name="ce78" table:formula="of:=([.$B16]-[.$B$8]-3.2)/[.M$10]" office:value-type="float" office:value="0.0636363636363636" calcext:value-type="float">
            <text:p>0.0636363636</text:p>
          </table:table-cell>
          <table:table-cell table:style-name="ce86" table:formula="of:=([.$B16]-[.$B$8]-3.2)/[.N$10]" office:value-type="float" office:value="0.056" calcext:value-type="float">
            <text:p>0.056</text:p>
          </table:table-cell>
          <table:table-cell table:style-name="ce94" table:formula="of:=([.$B16]-[.$B$8]-3.2)/[.O$10]" office:value-type="float" office:value="0.0424242424242424" calcext:value-type="float">
            <text:p>0.0424242424</text:p>
          </table:table-cell>
          <table:table-cell table:style-name="ce102" table:formula="of:=([.$B16]-[.$B$8]-3.2)/[.P$10]" office:value-type="float" office:value="0.0297872340425532" calcext:value-type="float">
            <text:p>0.029787234</text:p>
          </table:table-cell>
          <table:table-cell table:style-name="ce110" table:formula="of:=([.$B16]-[.$B$8]-3.2)/[.Q$10]" office:value-type="float" office:value="0.0205882352941176" calcext:value-type="float">
            <text:p>0.0205882353</text:p>
          </table:table-cell>
          <table:table-cell table:style-name="ce118" table:formula="of:=([.$B16]-[.$B$8]-3.2)/[.R$10]" office:value-type="float" office:value="0.014" calcext:value-type="float">
            <text:p>0.014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table:style-name="ce3" table:formula="of:=([.$B17]-[.$B$8]-3.2)/[.D$10]" office:value-type="float" office:value="2.4" calcext:value-type="float">
            <text:p>2.4</text:p>
          </table:table-cell>
          <table:table-cell table:style-name="ce11" table:formula="of:=([.$B17]-[.$B$8]-3.2)/[.E$10]" office:value-type="float" office:value="1.2" calcext:value-type="float">
            <text:p>1.2</text:p>
          </table:table-cell>
          <table:table-cell table:style-name="ce19" table:formula="of:=([.$B17]-[.$B$8]-3.2)/[.F$10]" office:value-type="float" office:value="0.6" calcext:value-type="float">
            <text:p>0.6</text:p>
          </table:table-cell>
          <table:table-cell table:style-name="ce27" table:formula="of:=([.$B17]-[.$B$8]-3.2)/[.G$10]" office:value-type="float" office:value="0.48" calcext:value-type="float">
            <text:p>0.48</text:p>
          </table:table-cell>
          <table:table-cell table:style-name="ce35" table:formula="of:=([.$B17]-[.$B$8]-3.2)/[.H$10]" office:value-type="float" office:value="0.3" calcext:value-type="float">
            <text:p>0.3</text:p>
          </table:table-cell>
          <table:table-cell table:style-name="ce43" table:formula="of:=([.$B17]-[.$B$8]-3.2)/[.I$10]" office:value-type="float" office:value="0.24" calcext:value-type="float">
            <text:p>0.24</text:p>
          </table:table-cell>
          <table:table-cell table:style-name="ce51" table:formula="of:=([.$B17]-[.$B$8]-3.2)/[.J$10]" office:value-type="float" office:value="0.2" calcext:value-type="float">
            <text:p>0.2</text:p>
          </table:table-cell>
          <table:table-cell table:style-name="ce63" table:formula="of:=([.$B17]-[.$B$8]-3.2)/[.K$10]" office:value-type="float" office:value="0.16" calcext:value-type="float">
            <text:p>0.16</text:p>
          </table:table-cell>
          <table:table-cell table:style-name="ce71" table:formula="of:=([.$B17]-[.$B$8]-3.2)/[.L$10]" office:value-type="float" office:value="0.15" calcext:value-type="float">
            <text:p>0.15</text:p>
          </table:table-cell>
          <table:table-cell table:style-name="ce79" table:formula="of:=([.$B17]-[.$B$8]-3.2)/[.M$10]" office:value-type="float" office:value="0.109090909090909" calcext:value-type="float">
            <text:p>0.1090909091</text:p>
          </table:table-cell>
          <table:table-cell table:style-name="ce87" table:formula="of:=([.$B17]-[.$B$8]-3.2)/[.N$10]" office:value-type="float" office:value="0.096" calcext:value-type="float">
            <text:p>0.096</text:p>
          </table:table-cell>
          <table:table-cell table:style-name="ce95" table:formula="of:=([.$B17]-[.$B$8]-3.2)/[.O$10]" office:value-type="float" office:value="0.0727272727272727" calcext:value-type="float">
            <text:p>0.0727272727</text:p>
          </table:table-cell>
          <table:table-cell table:style-name="ce103" table:formula="of:=([.$B17]-[.$B$8]-3.2)/[.P$10]" office:value-type="float" office:value="0.051063829787234" calcext:value-type="float">
            <text:p>0.0510638298</text:p>
          </table:table-cell>
          <table:table-cell table:style-name="ce111" table:formula="of:=([.$B17]-[.$B$8]-3.2)/[.Q$10]" office:value-type="float" office:value="0.0352941176470588" calcext:value-type="float">
            <text:p>0.0352941176</text:p>
          </table:table-cell>
          <table:table-cell table:style-name="ce119" table:formula="of:=([.$B17]-[.$B$8]-3.2)/[.R$10]" office:value-type="float" office:value="0.024" calcext:value-type="float">
            <text:p>0.02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table:style-name="ce4" table:formula="of:=([.$B18]-[.$B$8]-3.2)/[.D$10]" office:value-type="float" office:value="5.4" calcext:value-type="float">
            <text:p>5.4</text:p>
          </table:table-cell>
          <table:table-cell table:style-name="ce12" table:formula="of:=([.$B18]-[.$B$8]-3.2)/[.E$10]" office:value-type="float" office:value="2.7" calcext:value-type="float">
            <text:p>2.7</text:p>
          </table:table-cell>
          <table:table-cell table:style-name="ce20" table:formula="of:=([.$B18]-[.$B$8]-3.2)/[.F$10]" office:value-type="float" office:value="1.35" calcext:value-type="float">
            <text:p>1.35</text:p>
          </table:table-cell>
          <table:table-cell table:style-name="ce28" table:formula="of:=([.$B18]-[.$B$8]-3.2)/[.G$10]" office:value-type="float" office:value="1.08" calcext:value-type="float">
            <text:p>1.08</text:p>
          </table:table-cell>
          <table:table-cell table:style-name="ce36" table:formula="of:=([.$B18]-[.$B$8]-3.2)/[.H$10]" office:value-type="float" office:value="0.675" calcext:value-type="float">
            <text:p>0.675</text:p>
          </table:table-cell>
          <table:table-cell table:style-name="ce44" table:formula="of:=([.$B18]-[.$B$8]-3.2)/[.I$10]" office:value-type="float" office:value="0.54" calcext:value-type="float">
            <text:p>0.54</text:p>
          </table:table-cell>
          <table:table-cell table:style-name="ce52" table:formula="of:=([.$B18]-[.$B$8]-3.2)/[.J$10]" office:value-type="float" office:value="0.45" calcext:value-type="float">
            <text:p>0.45</text:p>
          </table:table-cell>
          <table:table-cell table:style-name="ce64" table:formula="of:=([.$B18]-[.$B$8]-3.2)/[.K$10]" office:value-type="float" office:value="0.36" calcext:value-type="float">
            <text:p>0.36</text:p>
          </table:table-cell>
          <table:table-cell table:style-name="ce72" table:formula="of:=([.$B18]-[.$B$8]-3.2)/[.L$10]" office:value-type="float" office:value="0.3375" calcext:value-type="float">
            <text:p>0.3375</text:p>
          </table:table-cell>
          <table:table-cell table:style-name="ce80" table:formula="of:=([.$B18]-[.$B$8]-3.2)/[.M$10]" office:value-type="float" office:value="0.245454545454545" calcext:value-type="float">
            <text:p>0.2454545455</text:p>
          </table:table-cell>
          <table:table-cell table:style-name="ce88" table:formula="of:=([.$B18]-[.$B$8]-3.2)/[.N$10]" office:value-type="float" office:value="0.216" calcext:value-type="float">
            <text:p>0.216</text:p>
          </table:table-cell>
          <table:table-cell table:style-name="ce96" table:formula="of:=([.$B18]-[.$B$8]-3.2)/[.O$10]" office:value-type="float" office:value="0.163636363636364" calcext:value-type="float">
            <text:p>0.1636363636</text:p>
          </table:table-cell>
          <table:table-cell table:style-name="ce104" table:formula="of:=([.$B18]-[.$B$8]-3.2)/[.P$10]" office:value-type="float" office:value="0.114893617021277" calcext:value-type="float">
            <text:p>0.114893617</text:p>
          </table:table-cell>
          <table:table-cell table:style-name="ce112" table:formula="of:=([.$B18]-[.$B$8]-3.2)/[.Q$10]" office:value-type="float" office:value="0.0794117647058823" calcext:value-type="float">
            <text:p>0.0794117647</text:p>
          </table:table-cell>
          <table:table-cell table:style-name="ce120" table:formula="of:=([.$B18]-[.$B$8]-3.2)/[.R$10]" office:value-type="float" office:value="0.054" calcext:value-type="float">
            <text:p>0.054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/>
          <table:table-cell table:style-name="ce5" table:formula="of:=([.$B19]-[.$B$8]-3.2)/[.D$10]" office:value-type="float" office:value="8.4" calcext:value-type="float">
            <text:p>8.4</text:p>
          </table:table-cell>
          <table:table-cell table:style-name="ce13" table:formula="of:=([.$B19]-[.$B$8]-3.2)/[.E$10]" office:value-type="float" office:value="4.2" calcext:value-type="float">
            <text:p>4.2</text:p>
          </table:table-cell>
          <table:table-cell table:style-name="ce21" table:formula="of:=([.$B19]-[.$B$8]-3.2)/[.F$10]" office:value-type="float" office:value="2.1" calcext:value-type="float">
            <text:p>2.1</text:p>
          </table:table-cell>
          <table:table-cell table:style-name="ce29" table:formula="of:=([.$B19]-[.$B$8]-3.2)/[.G$10]" office:value-type="float" office:value="1.68" calcext:value-type="float">
            <text:p>1.68</text:p>
          </table:table-cell>
          <table:table-cell table:style-name="ce37" table:formula="of:=([.$B19]-[.$B$8]-3.2)/[.H$10]" office:value-type="float" office:value="1.05" calcext:value-type="float">
            <text:p>1.05</text:p>
          </table:table-cell>
          <table:table-cell table:style-name="ce45" table:formula="of:=([.$B19]-[.$B$8]-3.2)/[.I$10]" office:value-type="float" office:value="0.84" calcext:value-type="float">
            <text:p>0.84</text:p>
          </table:table-cell>
          <table:table-cell table:style-name="ce53" table:formula="of:=([.$B19]-[.$B$8]-3.2)/[.J$10]" office:value-type="float" office:value="0.7" calcext:value-type="float">
            <text:p>0.7</text:p>
          </table:table-cell>
          <table:table-cell table:style-name="ce65" table:formula="of:=([.$B19]-[.$B$8]-3.2)/[.K$10]" office:value-type="float" office:value="0.56" calcext:value-type="float">
            <text:p>0.56</text:p>
          </table:table-cell>
          <table:table-cell table:style-name="ce73" table:formula="of:=([.$B19]-[.$B$8]-3.2)/[.L$10]" office:value-type="float" office:value="0.525" calcext:value-type="float">
            <text:p>0.525</text:p>
          </table:table-cell>
          <table:table-cell table:style-name="ce81" table:formula="of:=([.$B19]-[.$B$8]-3.2)/[.M$10]" office:value-type="float" office:value="0.381818181818182" calcext:value-type="float">
            <text:p>0.3818181818</text:p>
          </table:table-cell>
          <table:table-cell table:style-name="ce89" table:formula="of:=([.$B19]-[.$B$8]-3.2)/[.N$10]" office:value-type="float" office:value="0.336" calcext:value-type="float">
            <text:p>0.336</text:p>
          </table:table-cell>
          <table:table-cell table:style-name="ce97" table:formula="of:=([.$B19]-[.$B$8]-3.2)/[.O$10]" office:value-type="float" office:value="0.254545454545454" calcext:value-type="float">
            <text:p>0.2545454545</text:p>
          </table:table-cell>
          <table:table-cell table:style-name="ce105" table:formula="of:=([.$B19]-[.$B$8]-3.2)/[.P$10]" office:value-type="float" office:value="0.178723404255319" calcext:value-type="float">
            <text:p>0.1787234043</text:p>
          </table:table-cell>
          <table:table-cell table:style-name="ce113" table:formula="of:=([.$B19]-[.$B$8]-3.2)/[.Q$10]" office:value-type="float" office:value="0.123529411764706" calcext:value-type="float">
            <text:p>0.1235294118</text:p>
          </table:table-cell>
          <table:table-cell table:style-name="ce121" table:formula="of:=([.$B19]-[.$B$8]-3.2)/[.R$10]" office:value-type="float" office:value="0.084" calcext:value-type="float">
            <text:p>0.084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power diss in resistor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B21]-[.$A$8]-3.2)^2/[.D$10]" office:value-type="float" office:value="2.25" calcext:value-type="float">
            <text:p>2.25</text:p>
          </table:table-cell>
          <table:table-cell table:formula="of:=([.$B21]-[.$A$8]-3.2)^2/[.E$10]" office:value-type="float" office:value="1.125" calcext:value-type="float">
            <text:p>1.125</text:p>
          </table:table-cell>
          <table:table-cell table:formula="of:=([.$B21]-[.$A$8]-3.2)^2/[.F$10]" office:value-type="float" office:value="0.5625" calcext:value-type="float">
            <text:p>0.5625</text:p>
          </table:table-cell>
          <table:table-cell table:formula="of:=([.$B21]-[.$A$8]-3.2)^2/[.G$10]" office:value-type="float" office:value="0.45" calcext:value-type="float">
            <text:p>0.45</text:p>
          </table:table-cell>
          <table:table-cell table:formula="of:=([.$B21]-[.$A$8]-3.2)^2/[.H$10]" office:value-type="float" office:value="0.28125" calcext:value-type="float">
            <text:p>0.28125</text:p>
          </table:table-cell>
          <table:table-cell table:formula="of:=([.$B21]-[.$A$8]-3.2)^2/[.I$10]" office:value-type="float" office:value="0.225" calcext:value-type="float">
            <text:p>0.225</text:p>
          </table:table-cell>
          <table:table-cell table:formula="of:=([.$B21]-[.$A$8]-3.2)^2/[.J$10]" office:value-type="float" office:value="0.1875" calcext:value-type="float">
            <text:p>0.1875</text:p>
          </table:table-cell>
          <table:table-cell table:formula="of:=([.$B21]-[.$A$8]-3.2)^2/[.K$10]" office:value-type="float" office:value="0.15" calcext:value-type="float">
            <text:p>0.15</text:p>
          </table:table-cell>
          <table:table-cell table:formula="of:=([.$B21]-[.$A$8]-3.2)^2/[.L$10]" office:value-type="float" office:value="0.140625" calcext:value-type="float">
            <text:p>0.140625</text:p>
          </table:table-cell>
          <table:table-cell table:formula="of:=([.$B21]-[.$A$8]-3.2)^2/[.M$10]" office:value-type="float" office:value="0.102272727272727" calcext:value-type="float">
            <text:p>0.1022727273</text:p>
          </table:table-cell>
          <table:table-cell table:formula="of:=([.$B21]-[.$A$8]-3.2)^2/[.N$10]" office:value-type="float" office:value="0.09" calcext:value-type="float">
            <text:p>0.09</text:p>
          </table:table-cell>
          <table:table-cell table:formula="of:=([.$B21]-[.$A$8]-3.2)^2/[.O$10]" office:value-type="float" office:value="0.0681818181818182" calcext:value-type="float">
            <text:p>0.0681818182</text:p>
          </table:table-cell>
          <table:table-cell table:formula="of:=([.$B21]-[.$A$8]-3.2)^2/[.P$10]" office:value-type="float" office:value="0.0478723404255319" calcext:value-type="float">
            <text:p>0.0478723404</text:p>
          </table:table-cell>
          <table:table-cell table:formula="of:=([.$B21]-[.$A$8]-3.2)^2/[.Q$10]" office:value-type="float" office:value="0.0330882352941176" calcext:value-type="float">
            <text:p>0.0330882353</text:p>
          </table:table-cell>
          <table:table-cell table:formula="of:=([.$B21]-[.$A$8]-3.2)^2/[.R$10]" office:value-type="float" office:value="0.0225" calcext:value-type="float">
            <text:p>0.02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([.$B22]-[.$A$8]-3.2)^2/[.D$10]" office:value-type="float" office:value="6.25" calcext:value-type="float">
            <text:p>6.25</text:p>
          </table:table-cell>
          <table:table-cell table:formula="of:=([.$B22]-[.$A$8]-3.2)^2/[.E$10]" office:value-type="float" office:value="3.125" calcext:value-type="float">
            <text:p>3.125</text:p>
          </table:table-cell>
          <table:table-cell table:formula="of:=([.$B22]-[.$A$8]-3.2)^2/[.F$10]" office:value-type="float" office:value="1.5625" calcext:value-type="float">
            <text:p>1.5625</text:p>
          </table:table-cell>
          <table:table-cell table:formula="of:=([.$B22]-[.$A$8]-3.2)^2/[.G$10]" office:value-type="float" office:value="1.25" calcext:value-type="float">
            <text:p>1.25</text:p>
          </table:table-cell>
          <table:table-cell table:formula="of:=([.$B22]-[.$A$8]-3.2)^2/[.H$10]" office:value-type="float" office:value="0.78125" calcext:value-type="float">
            <text:p>0.78125</text:p>
          </table:table-cell>
          <table:table-cell table:formula="of:=([.$B22]-[.$A$8]-3.2)^2/[.I$10]" office:value-type="float" office:value="0.625" calcext:value-type="float">
            <text:p>0.625</text:p>
          </table:table-cell>
          <table:table-cell table:formula="of:=([.$B22]-[.$A$8]-3.2)^2/[.J$10]" office:value-type="float" office:value="0.520833333333333" calcext:value-type="float">
            <text:p>0.5208333333</text:p>
          </table:table-cell>
          <table:table-cell table:formula="of:=([.$B22]-[.$A$8]-3.2)^2/[.K$10]" office:value-type="float" office:value="0.416666666666667" calcext:value-type="float">
            <text:p>0.4166666667</text:p>
          </table:table-cell>
          <table:table-cell table:formula="of:=([.$B22]-[.$A$8]-3.2)^2/[.L$10]" office:value-type="float" office:value="0.390625" calcext:value-type="float">
            <text:p>0.390625</text:p>
          </table:table-cell>
          <table:table-cell table:formula="of:=([.$B22]-[.$A$8]-3.2)^2/[.M$10]" office:value-type="float" office:value="0.284090909090909" calcext:value-type="float">
            <text:p>0.2840909091</text:p>
          </table:table-cell>
          <table:table-cell table:formula="of:=([.$B22]-[.$A$8]-3.2)^2/[.N$10]" office:value-type="float" office:value="0.25" calcext:value-type="float">
            <text:p>0.25</text:p>
          </table:table-cell>
          <table:table-cell table:formula="of:=([.$B22]-[.$A$8]-3.2)^2/[.O$10]" office:value-type="float" office:value="0.189393939393939" calcext:value-type="float">
            <text:p>0.1893939394</text:p>
          </table:table-cell>
          <table:table-cell table:formula="of:=([.$B22]-[.$A$8]-3.2)^2/[.P$10]" office:value-type="float" office:value="0.132978723404255" calcext:value-type="float">
            <text:p>0.1329787234</text:p>
          </table:table-cell>
          <table:table-cell table:formula="of:=([.$B22]-[.$A$8]-3.2)^2/[.Q$10]" office:value-type="float" office:value="0.0919117647058824" calcext:value-type="float">
            <text:p>0.0919117647</text:p>
          </table:table-cell>
          <table:table-cell table:formula="of:=([.$B22]-[.$A$8]-3.2)^2/[.R$10]" office:value-type="float" office:value="0.0625" calcext:value-type="float">
            <text:p>0.06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([.$B23]-[.$A$8]-3.2)^2/[.D$10]" office:value-type="float" office:value="30.25" calcext:value-type="float">
            <text:p>30.25</text:p>
          </table:table-cell>
          <table:table-cell table:formula="of:=([.$B23]-[.$A$8]-3.2)^2/[.E$10]" office:value-type="float" office:value="15.125" calcext:value-type="float">
            <text:p>15.125</text:p>
          </table:table-cell>
          <table:table-cell table:formula="of:=([.$B23]-[.$A$8]-3.2)^2/[.F$10]" office:value-type="float" office:value="7.5625" calcext:value-type="float">
            <text:p>7.5625</text:p>
          </table:table-cell>
          <table:table-cell table:formula="of:=([.$B23]-[.$A$8]-3.2)^2/[.G$10]" office:value-type="float" office:value="6.05" calcext:value-type="float">
            <text:p>6.05</text:p>
          </table:table-cell>
          <table:table-cell table:formula="of:=([.$B23]-[.$A$8]-3.2)^2/[.H$10]" office:value-type="float" office:value="3.78125" calcext:value-type="float">
            <text:p>3.78125</text:p>
          </table:table-cell>
          <table:table-cell table:formula="of:=([.$B23]-[.$A$8]-3.2)^2/[.I$10]" office:value-type="float" office:value="3.025" calcext:value-type="float">
            <text:p>3.025</text:p>
          </table:table-cell>
          <table:table-cell table:formula="of:=([.$B23]-[.$A$8]-3.2)^2/[.J$10]" office:value-type="float" office:value="2.52083333333333" calcext:value-type="float">
            <text:p>2.5208333333</text:p>
          </table:table-cell>
          <table:table-cell table:formula="of:=([.$B23]-[.$A$8]-3.2)^2/[.K$10]" office:value-type="float" office:value="2.01666666666667" calcext:value-type="float">
            <text:p>2.0166666667</text:p>
          </table:table-cell>
          <table:table-cell table:formula="of:=([.$B23]-[.$A$8]-3.2)^2/[.L$10]" office:value-type="float" office:value="1.890625" calcext:value-type="float">
            <text:p>1.890625</text:p>
          </table:table-cell>
          <table:table-cell table:formula="of:=([.$B23]-[.$A$8]-3.2)^2/[.M$10]" office:value-type="float" office:value="1.375" calcext:value-type="float">
            <text:p>1.375</text:p>
          </table:table-cell>
          <table:table-cell table:formula="of:=([.$B23]-[.$A$8]-3.2)^2/[.N$10]" office:value-type="float" office:value="1.21" calcext:value-type="float">
            <text:p>1.21</text:p>
          </table:table-cell>
          <table:table-cell table:formula="of:=([.$B23]-[.$A$8]-3.2)^2/[.O$10]" office:value-type="float" office:value="0.916666666666666" calcext:value-type="float">
            <text:p>0.9166666667</text:p>
          </table:table-cell>
          <table:table-cell table:formula="of:=([.$B23]-[.$A$8]-3.2)^2/[.P$10]" office:value-type="float" office:value="0.643617021276596" calcext:value-type="float">
            <text:p>0.6436170213</text:p>
          </table:table-cell>
          <table:table-cell table:formula="of:=([.$B23]-[.$A$8]-3.2)^2/[.Q$10]" office:value-type="float" office:value="0.44485294117647" calcext:value-type="float">
            <text:p>0.4448529412</text:p>
          </table:table-cell>
          <table:table-cell table:formula="of:=([.$B23]-[.$A$8]-3.2)^2/[.R$10]" office:value-type="float" office:value="0.3025" calcext:value-type="float">
            <text:p>0.30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([.$B24]-[.$A$8]-3.2)^2/[.D$10]" office:value-type="float" office:value="72.25" calcext:value-type="float">
            <text:p>72.25</text:p>
          </table:table-cell>
          <table:table-cell table:formula="of:=([.$B24]-[.$A$8]-3.2)^2/[.E$10]" office:value-type="float" office:value="36.125" calcext:value-type="float">
            <text:p>36.125</text:p>
          </table:table-cell>
          <table:table-cell table:formula="of:=([.$B24]-[.$A$8]-3.2)^2/[.F$10]" office:value-type="float" office:value="18.0625" calcext:value-type="float">
            <text:p>18.0625</text:p>
          </table:table-cell>
          <table:table-cell table:formula="of:=([.$B24]-[.$A$8]-3.2)^2/[.G$10]" office:value-type="float" office:value="14.45" calcext:value-type="float">
            <text:p>14.45</text:p>
          </table:table-cell>
          <table:table-cell table:formula="of:=([.$B24]-[.$A$8]-3.2)^2/[.H$10]" office:value-type="float" office:value="9.03125" calcext:value-type="float">
            <text:p>9.03125</text:p>
          </table:table-cell>
          <table:table-cell table:formula="of:=([.$B24]-[.$A$8]-3.2)^2/[.I$10]" office:value-type="float" office:value="7.225" calcext:value-type="float">
            <text:p>7.225</text:p>
          </table:table-cell>
          <table:table-cell table:formula="of:=([.$B24]-[.$A$8]-3.2)^2/[.J$10]" office:value-type="float" office:value="6.02083333333333" calcext:value-type="float">
            <text:p>6.0208333333</text:p>
          </table:table-cell>
          <table:table-cell table:formula="of:=([.$B24]-[.$A$8]-3.2)^2/[.K$10]" office:value-type="float" office:value="4.81666666666667" calcext:value-type="float">
            <text:p>4.8166666667</text:p>
          </table:table-cell>
          <table:table-cell table:formula="of:=([.$B24]-[.$A$8]-3.2)^2/[.L$10]" office:value-type="float" office:value="4.515625" calcext:value-type="float">
            <text:p>4.515625</text:p>
          </table:table-cell>
          <table:table-cell table:formula="of:=([.$B24]-[.$A$8]-3.2)^2/[.M$10]" office:value-type="float" office:value="3.28409090909091" calcext:value-type="float">
            <text:p>3.2840909091</text:p>
          </table:table-cell>
          <table:table-cell table:formula="of:=([.$B24]-[.$A$8]-3.2)^2/[.N$10]" office:value-type="float" office:value="2.89" calcext:value-type="float">
            <text:p>2.89</text:p>
          </table:table-cell>
          <table:table-cell table:formula="of:=([.$B24]-[.$A$8]-3.2)^2/[.O$10]" office:value-type="float" office:value="2.18939393939394" calcext:value-type="float">
            <text:p>2.1893939394</text:p>
          </table:table-cell>
          <table:table-cell table:formula="of:=([.$B24]-[.$A$8]-3.2)^2/[.P$10]" office:value-type="float" office:value="1.53723404255319" calcext:value-type="float">
            <text:p>1.5372340426</text:p>
          </table:table-cell>
          <table:table-cell table:formula="of:=([.$B24]-[.$A$8]-3.2)^2/[.Q$10]" office:value-type="float" office:value="1.0625" calcext:value-type="float">
            <text:p>1.0625</text:p>
          </table:table-cell>
          <table:table-cell table:formula="of:=([.$B24]-[.$A$8]-3.2)^2/[.R$10]" office:value-type="float" office:value="0.7225" calcext:value-type="float">
            <text:p>0.7225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shunt current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([.$B26]-[.$B$8]-4.1)/[.D$10]" office:value-type="float" office:value="0.5" calcext:value-type="float">
            <text:p>0.5</text:p>
          </table:table-cell>
          <table:table-cell table:style-name="ce14" table:formula="of:=([.$B26]-[.$B$8]-4.1)/[.E$10]" office:value-type="float" office:value="0.25" calcext:value-type="float">
            <text:p>0.25</text:p>
          </table:table-cell>
          <table:table-cell table:style-name="ce22" table:formula="of:=([.$B26]-[.$B$8]-4.1)/[.F$10]" office:value-type="float" office:value="0.125" calcext:value-type="float">
            <text:p>0.125</text:p>
          </table:table-cell>
          <table:table-cell table:style-name="ce30" table:formula="of:=([.$B26]-[.$B$8]-4.1)/[.G$10]" office:value-type="float" office:value="0.1" calcext:value-type="float">
            <text:p>0.1</text:p>
          </table:table-cell>
          <table:table-cell table:style-name="ce38" table:formula="of:=([.$B26]-[.$B$8]-4.1)/[.H$10]" office:value-type="float" office:value="0.0625" calcext:value-type="float">
            <text:p>0.0625</text:p>
          </table:table-cell>
          <table:table-cell table:style-name="ce46" table:formula="of:=([.$B26]-[.$B$8]-4.1)/[.I$10]" office:value-type="float" office:value="0.05" calcext:value-type="float">
            <text:p>0.05</text:p>
          </table:table-cell>
          <table:table-cell table:style-name="ce54" table:formula="of:=([.$B26]-[.$B$8]-4.1)/[.J$10]" office:value-type="float" office:value="0.0416666666666667" calcext:value-type="float">
            <text:p>0.0416666667</text:p>
          </table:table-cell>
          <table:table-cell table:style-name="ce66" table:formula="of:=([.$B26]-[.$B$8]-4.1)/[.K$10]" office:value-type="float" office:value="0.0333333333333333" calcext:value-type="float">
            <text:p>0.0333333333</text:p>
          </table:table-cell>
          <table:table-cell table:style-name="ce74" table:formula="of:=([.$B26]-[.$B$8]-4.1)/[.L$10]" office:value-type="float" office:value="0.03125" calcext:value-type="float">
            <text:p>0.03125</text:p>
          </table:table-cell>
          <table:table-cell table:style-name="ce82" table:formula="of:=([.$B26]-[.$B$8]-4.1)/[.M$10]" office:value-type="float" office:value="0.0227272727272727" calcext:value-type="float">
            <text:p>0.0227272727</text:p>
          </table:table-cell>
          <table:table-cell table:style-name="ce90" table:formula="of:=([.$B26]-[.$B$8]-4.1)/[.N$10]" office:value-type="float" office:value="0.02" calcext:value-type="float">
            <text:p>0.02</text:p>
          </table:table-cell>
          <table:table-cell table:style-name="ce98" table:formula="of:=([.$B26]-[.$B$8]-4.1)/[.O$10]" office:value-type="float" office:value="0.0151515151515152" calcext:value-type="float">
            <text:p>0.0151515152</text:p>
          </table:table-cell>
          <table:table-cell table:style-name="ce106" table:formula="of:=([.$B26]-[.$B$8]-4.1)/[.P$10]" office:value-type="float" office:value="0.0106382978723404" calcext:value-type="float">
            <text:p>0.0106382979</text:p>
          </table:table-cell>
          <table:table-cell table:style-name="ce114" table:formula="of:=([.$B26]-[.$B$8]-4.1)/[.Q$10]" office:value-type="float" office:value="0.00735294117647059" calcext:value-type="float">
            <text:p>0.0073529412</text:p>
          </table:table-cell>
          <table:table-cell table:style-name="ce122" table:formula="of:=([.$B26]-[.$B$8]-4.1)/[.R$10]"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500mA maximum!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([.$B27]-[.$B$8]-4.1)/[.D$10]" office:value-type="float" office:value="1.5" calcext:value-type="float">
            <text:p>1.5</text:p>
          </table:table-cell>
          <table:table-cell table:style-name="ce15" table:formula="of:=([.$B27]-[.$B$8]-4.1)/[.E$10]" office:value-type="float" office:value="0.75" calcext:value-type="float">
            <text:p>0.75</text:p>
          </table:table-cell>
          <table:table-cell table:style-name="ce23" table:formula="of:=([.$B27]-[.$B$8]-4.1)/[.F$10]" office:value-type="float" office:value="0.375" calcext:value-type="float">
            <text:p>0.375</text:p>
          </table:table-cell>
          <table:table-cell table:style-name="ce31" table:formula="of:=([.$B27]-[.$B$8]-4.1)/[.G$10]" office:value-type="float" office:value="0.3" calcext:value-type="float">
            <text:p>0.3</text:p>
          </table:table-cell>
          <table:table-cell table:style-name="ce39" table:formula="of:=([.$B27]-[.$B$8]-4.1)/[.H$10]" office:value-type="float" office:value="0.1875" calcext:value-type="float">
            <text:p>0.1875</text:p>
          </table:table-cell>
          <table:table-cell table:style-name="ce47" table:formula="of:=([.$B27]-[.$B$8]-4.1)/[.I$10]" office:value-type="float" office:value="0.15" calcext:value-type="float">
            <text:p>0.15</text:p>
          </table:table-cell>
          <table:table-cell table:style-name="ce55" table:formula="of:=([.$B27]-[.$B$8]-4.1)/[.J$10]" office:value-type="float" office:value="0.125" calcext:value-type="float">
            <text:p>0.125</text:p>
          </table:table-cell>
          <table:table-cell table:style-name="ce67" table:formula="of:=([.$B27]-[.$B$8]-4.1)/[.K$10]" office:value-type="float" office:value="0.1" calcext:value-type="float">
            <text:p>0.1</text:p>
          </table:table-cell>
          <table:table-cell table:style-name="ce75" table:formula="of:=([.$B27]-[.$B$8]-4.1)/[.L$10]" office:value-type="float" office:value="0.09375" calcext:value-type="float">
            <text:p>0.09375</text:p>
          </table:table-cell>
          <table:table-cell table:style-name="ce83" table:formula="of:=([.$B27]-[.$B$8]-4.1)/[.M$10]" office:value-type="float" office:value="0.0681818181818182" calcext:value-type="float">
            <text:p>0.0681818182</text:p>
          </table:table-cell>
          <table:table-cell table:style-name="ce91" table:formula="of:=([.$B27]-[.$B$8]-4.1)/[.N$10]" office:value-type="float" office:value="0.06" calcext:value-type="float">
            <text:p>0.06</text:p>
          </table:table-cell>
          <table:table-cell table:style-name="ce99" table:formula="of:=([.$B27]-[.$B$8]-4.1)/[.O$10]" office:value-type="float" office:value="0.0454545454545455" calcext:value-type="float">
            <text:p>0.0454545455</text:p>
          </table:table-cell>
          <table:table-cell table:style-name="ce107" table:formula="of:=([.$B27]-[.$B$8]-4.1)/[.P$10]" office:value-type="float" office:value="0.0319148936170213" calcext:value-type="float">
            <text:p>0.0319148936</text:p>
          </table:table-cell>
          <table:table-cell table:style-name="ce115" table:formula="of:=([.$B27]-[.$B$8]-4.1)/[.Q$10]" office:value-type="float" office:value="0.0220588235294118" calcext:value-type="float">
            <text:p>0.0220588235</text:p>
          </table:table-cell>
          <table:table-cell table:style-name="ce123" table:formula="of:=([.$B27]-[.$B$8]-4.1)/[.R$10]" office:value-type="float" office:value="0.015" calcext:value-type="float">
            <text:p>0.01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table:style-name="ce8" table:formula="of:=([.$B28]-[.$B$8]-4.1)/[.D$10]" office:value-type="float" office:value="4.5" calcext:value-type="float">
            <text:p>4.5</text:p>
          </table:table-cell>
          <table:table-cell table:style-name="ce16" table:formula="of:=([.$B28]-[.$B$8]-4.1)/[.E$10]" office:value-type="float" office:value="2.25" calcext:value-type="float">
            <text:p>2.25</text:p>
          </table:table-cell>
          <table:table-cell table:style-name="ce24" table:formula="of:=([.$B28]-[.$B$8]-4.1)/[.F$10]" office:value-type="float" office:value="1.125" calcext:value-type="float">
            <text:p>1.125</text:p>
          </table:table-cell>
          <table:table-cell table:style-name="ce32" table:formula="of:=([.$B28]-[.$B$8]-4.1)/[.G$10]" office:value-type="float" office:value="0.9" calcext:value-type="float">
            <text:p>0.9</text:p>
          </table:table-cell>
          <table:table-cell table:style-name="ce40" table:formula="of:=([.$B28]-[.$B$8]-4.1)/[.H$10]" office:value-type="float" office:value="0.5625" calcext:value-type="float">
            <text:p>0.5625</text:p>
          </table:table-cell>
          <table:table-cell table:style-name="ce48" table:formula="of:=([.$B28]-[.$B$8]-4.1)/[.I$10]" office:value-type="float" office:value="0.45" calcext:value-type="float">
            <text:p>0.45</text:p>
          </table:table-cell>
          <table:table-cell table:style-name="ce56" table:formula="of:=([.$B28]-[.$B$8]-4.1)/[.J$10]" office:value-type="float" office:value="0.375" calcext:value-type="float">
            <text:p>0.375</text:p>
          </table:table-cell>
          <table:table-cell table:style-name="ce68" table:formula="of:=([.$B28]-[.$B$8]-4.1)/[.K$10]" office:value-type="float" office:value="0.3" calcext:value-type="float">
            <text:p>0.3</text:p>
          </table:table-cell>
          <table:table-cell table:style-name="ce76" table:formula="of:=([.$B28]-[.$B$8]-4.1)/[.L$10]" office:value-type="float" office:value="0.28125" calcext:value-type="float">
            <text:p>0.28125</text:p>
          </table:table-cell>
          <table:table-cell table:style-name="ce84" table:formula="of:=([.$B28]-[.$B$8]-4.1)/[.M$10]" office:value-type="float" office:value="0.204545454545455" calcext:value-type="float">
            <text:p>0.2045454545</text:p>
          </table:table-cell>
          <table:table-cell table:style-name="ce92" table:formula="of:=([.$B28]-[.$B$8]-4.1)/[.N$10]" office:value-type="float" office:value="0.18" calcext:value-type="float">
            <text:p>0.18</text:p>
          </table:table-cell>
          <table:table-cell table:style-name="ce100" table:formula="of:=([.$B28]-[.$B$8]-4.1)/[.O$10]" office:value-type="float" office:value="0.136363636363636" calcext:value-type="float">
            <text:p>0.1363636364</text:p>
          </table:table-cell>
          <table:table-cell table:style-name="ce108" table:formula="of:=([.$B28]-[.$B$8]-4.1)/[.P$10]" office:value-type="float" office:value="0.0957446808510638" calcext:value-type="float">
            <text:p>0.0957446809</text:p>
          </table:table-cell>
          <table:table-cell table:style-name="ce116" table:formula="of:=([.$B28]-[.$B$8]-4.1)/[.Q$10]" office:value-type="float" office:value="0.0661764705882353" calcext:value-type="float">
            <text:p>0.0661764706</text:p>
          </table:table-cell>
          <table:table-cell table:style-name="ce124" table:formula="of:=([.$B28]-[.$B$8]-4.1)/[.R$10]" office:value-type="float" office:value="0.045" calcext:value-type="float">
            <text:p>0.045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/>
          <table:table-cell table:style-name="ce9" table:formula="of:=([.$B29]-[.$B$8]-4.1)/[.D$10]" office:value-type="float" office:value="7.5" calcext:value-type="float">
            <text:p>7.5</text:p>
          </table:table-cell>
          <table:table-cell table:style-name="ce17" table:formula="of:=([.$B29]-[.$B$8]-4.1)/[.E$10]" office:value-type="float" office:value="3.75" calcext:value-type="float">
            <text:p>3.75</text:p>
          </table:table-cell>
          <table:table-cell table:style-name="ce25" table:formula="of:=([.$B29]-[.$B$8]-4.1)/[.F$10]" office:value-type="float" office:value="1.875" calcext:value-type="float">
            <text:p>1.875</text:p>
          </table:table-cell>
          <table:table-cell table:style-name="ce33" table:formula="of:=([.$B29]-[.$B$8]-4.1)/[.G$10]" office:value-type="float" office:value="1.5" calcext:value-type="float">
            <text:p>1.5</text:p>
          </table:table-cell>
          <table:table-cell table:style-name="ce41" table:formula="of:=([.$B29]-[.$B$8]-4.1)/[.H$10]" office:value-type="float" office:value="0.9375" calcext:value-type="float">
            <text:p>0.9375</text:p>
          </table:table-cell>
          <table:table-cell table:style-name="ce49" table:formula="of:=([.$B29]-[.$B$8]-4.1)/[.I$10]" office:value-type="float" office:value="0.75" calcext:value-type="float">
            <text:p>0.75</text:p>
          </table:table-cell>
          <table:table-cell table:style-name="ce57" table:formula="of:=([.$B29]-[.$B$8]-4.1)/[.J$10]" office:value-type="float" office:value="0.625" calcext:value-type="float">
            <text:p>0.625</text:p>
          </table:table-cell>
          <table:table-cell table:style-name="ce69" table:formula="of:=([.$B29]-[.$B$8]-4.1)/[.K$10]" office:value-type="float" office:value="0.5" calcext:value-type="float">
            <text:p>0.5</text:p>
          </table:table-cell>
          <table:table-cell table:style-name="ce77" table:formula="of:=([.$B29]-[.$B$8]-4.1)/[.L$10]" office:value-type="float" office:value="0.46875" calcext:value-type="float">
            <text:p>0.46875</text:p>
          </table:table-cell>
          <table:table-cell table:style-name="ce85" table:formula="of:=([.$B29]-[.$B$8]-4.1)/[.M$10]" office:value-type="float" office:value="0.340909090909091" calcext:value-type="float">
            <text:p>0.3409090909</text:p>
          </table:table-cell>
          <table:table-cell table:style-name="ce93" table:formula="of:=([.$B29]-[.$B$8]-4.1)/[.N$10]" office:value-type="float" office:value="0.3" calcext:value-type="float">
            <text:p>0.3</text:p>
          </table:table-cell>
          <table:table-cell table:style-name="ce101" table:formula="of:=([.$B29]-[.$B$8]-4.1)/[.O$10]" office:value-type="float" office:value="0.227272727272727" calcext:value-type="float">
            <text:p>0.2272727273</text:p>
          </table:table-cell>
          <table:table-cell table:style-name="ce109" table:formula="of:=([.$B29]-[.$B$8]-4.1)/[.P$10]" office:value-type="float" office:value="0.159574468085106" calcext:value-type="float">
            <text:p>0.1595744681</text:p>
          </table:table-cell>
          <table:table-cell table:style-name="ce117" table:formula="of:=([.$B29]-[.$B$8]-4.1)/[.Q$10]" office:value-type="float" office:value="0.110294117647059" calcext:value-type="float">
            <text:p>0.1102941176</text:p>
          </table:table-cell>
          <table:table-cell table:style-name="ce125" table:formula="of:=([.$B29]-[.$B$8]-4.1)/[.R$10]" office:value-type="float" office:value="0.075" calcext:value-type="float">
            <text:p>0.07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This is calculating voltage divider for charge detection.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ggested microcontroller analogue reference is 1.6V.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oltage divider</text:p>
          </table:table-cell>
          <table:table-cell/>
          <table:table-cell office:value-type="string" calcext:value-type="string">
            <text:p>KOH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ext ov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charge full volt</text:p>
          </table:table-cell>
          <table:table-cell office:value-type="float" office:value="4.1" calcext:value-type="float">
            <text:p>4.1</text:p>
          </table:table-cell>
          <table:table-cell table:formula="of:=[.$B41]*[.C$40]/([.C$40]+[.D$40])" office:value-type="float" office:value="1.95238095238095" calcext:value-type="float">
            <text:p>1.9523809524</text:p>
          </table:table-cell>
          <table:table-cell table:formula="of:=[.$B41]*[.D$40]/([.D$40]+[.E$40])" office:value-type="float" office:value="1.96086956521739" calcext:value-type="float">
            <text:p>1.9608695652</text:p>
          </table:table-cell>
          <table:table-cell table:formula="of:=[.$B41]*[.E$40]/([.E$40]+[.F$40])" office:value-type="float" office:value="1.968" calcext:value-type="float">
            <text:p>1.968</text:p>
          </table:table-cell>
          <table:table-cell table:formula="of:=[.$B41]*[.F$40]/([.F$40]+[.G$40])" office:value-type="float" office:value="1.90357142857143" calcext:value-type="float">
            <text:p>1.9035714286</text:p>
          </table:table-cell>
          <table:table-cell table:formula="of:=[.$B41]*[.G$40]/([.G$40]+[.H$40])" office:value-type="float" office:value="1.98387096774194" calcext:value-type="float">
            <text:p>1.9838709677</text:p>
          </table:table-cell>
          <table:table-cell table:formula="of:=[.$B41]*[.H$40]/([.H$40]+[.I$40])" office:value-type="float" office:value="1.92941176470588" calcext:value-type="float">
            <text:p>1.9294117647</text:p>
          </table:table-cell>
          <table:table-cell table:formula="of:=[.$B41]*[.I$40]/([.I$40]+[.J$40])" office:value-type="float" office:value="1.94210526315789" calcext:value-type="float">
            <text:p>1.9421052632</text:p>
          </table:table-cell>
          <table:table-cell table:formula="of:=[.$B41]*[.J$40]/([.J$40]+[.K$40])" office:value-type="float" office:value="1.95238095238095" calcext:value-type="float">
            <text:p>1.9523809524</text:p>
          </table:table-cell>
          <table:table-cell table:formula="of:=[.$B41]*[.K$40]/([.K$40]+[.L$40])" office:value-type="float" office:value="1.64" calcext:value-type="float">
            <text:p>1.64</text:p>
          </table:table-cell>
          <table:table-cell table:formula="of:=[.$B41]*[.L$40]/([.L$40]+[.M$40])" office:value-type="float" office:value="1.69125" calcext:value-type="float">
            <text:p>1.69125</text:p>
          </table:table-cell>
          <table:table-cell table:formula="of:=[.$B41]*[.M$40]/([.M$40]+[.N$40])" office:value-type="float" office:value="1.87087378640777" calcext:value-type="float">
            <text:p>1.8708737864</text:p>
          </table:table-cell>
          <table:table-cell table:formula="of:=[.$B41]*[.N$40]/([.N$40]+[.O$40])" office:value-type="float" office:value="1.85161290322581" calcext:value-type="float">
            <text:p>1.8516129032</text:p>
          </table:table-cell>
          <table:table-cell table:formula="of:=[.$B41]*[.O$40]/([.O$40]+[.P$40])" office:value-type="float" office:value="1.85866666666667" calcext:value-type="float">
            <text:p>1.8586666667</text:p>
          </table:table-cell>
          <table:table-cell table:formula="of:=[.$B41]*[.P$40]/([.P$40]+[.Q$40])" office:value-type="float" office:value="1.94335260115607" calcext:value-type="float">
            <text:p>1.9433526012</text:p>
          </table:table-cell>
          <table:table-cell table:formula="of:=[.$B41]*[.Q$40]/([.Q$40]+[.R$40])" office:value-type="float" office:value="4.1" calcext:value-type="float">
            <text:p>4.1</text:p>
          </table:table-cell>
          <table:table-cell/>
        </table:table-row>
        <table:table-row table:style-name="ro2">
          <table:table-cell office:value-type="string" calcext:value-type="string">
            <text:p>Low-battery cutoff volt</text:p>
          </table:table-cell>
          <table:table-cell office:value-type="float" office:value="3.2" calcext:value-type="float">
            <text:p>3.2</text:p>
          </table:table-cell>
          <table:table-cell table:formula="of:=[.$B42]*[.C$40]/([.C$40]+[.D$40])" office:value-type="float" office:value="1.52380952380952" calcext:value-type="float">
            <text:p>1.5238095238</text:p>
          </table:table-cell>
          <table:table-cell table:formula="of:=[.$B42]*[.D$40]/([.D$40]+[.E$40])" office:value-type="float" office:value="1.5304347826087" calcext:value-type="float">
            <text:p>1.5304347826</text:p>
          </table:table-cell>
          <table:table-cell table:formula="of:=[.$B42]*[.E$40]/([.E$40]+[.F$40])" office:value-type="float" office:value="1.536" calcext:value-type="float">
            <text:p>1.536</text:p>
          </table:table-cell>
          <table:table-cell table:formula="of:=[.$B42]*[.F$40]/([.F$40]+[.G$40])" office:value-type="float" office:value="1.48571428571429" calcext:value-type="float">
            <text:p>1.4857142857</text:p>
          </table:table-cell>
          <table:table-cell table:formula="of:=[.$B42]*[.G$40]/([.G$40]+[.H$40])" office:value-type="float" office:value="1.54838709677419" calcext:value-type="float">
            <text:p>1.5483870968</text:p>
          </table:table-cell>
          <table:table-cell table:formula="of:=[.$B42]*[.H$40]/([.H$40]+[.I$40])" office:value-type="float" office:value="1.50588235294118" calcext:value-type="float">
            <text:p>1.5058823529</text:p>
          </table:table-cell>
          <table:table-cell table:formula="of:=[.$B42]*[.I$40]/([.I$40]+[.J$40])" office:value-type="float" office:value="1.51578947368421" calcext:value-type="float">
            <text:p>1.5157894737</text:p>
          </table:table-cell>
          <table:table-cell table:formula="of:=[.$B42]*[.J$40]/([.J$40]+[.K$40])" office:value-type="float" office:value="1.52380952380952" calcext:value-type="float">
            <text:p>1.5238095238</text:p>
          </table:table-cell>
          <table:table-cell table:formula="of:=[.$B42]*[.K$40]/([.K$40]+[.L$40])" office:value-type="float" office:value="1.28" calcext:value-type="float">
            <text:p>1.28</text:p>
          </table:table-cell>
          <table:table-cell table:formula="of:=[.$B42]*[.L$40]/([.L$40]+[.M$40])" office:value-type="float" office:value="1.32" calcext:value-type="float">
            <text:p>1.32</text:p>
          </table:table-cell>
          <table:table-cell table:formula="of:=[.$B42]*[.M$40]/([.M$40]+[.N$40])" office:value-type="float" office:value="1.46019417475728" calcext:value-type="float">
            <text:p>1.4601941748</text:p>
          </table:table-cell>
          <table:table-cell table:formula="of:=[.$B42]*[.N$40]/([.N$40]+[.O$40])" office:value-type="float" office:value="1.44516129032258" calcext:value-type="float">
            <text:p>1.4451612903</text:p>
          </table:table-cell>
          <table:table-cell table:formula="of:=[.$B42]*[.O$40]/([.O$40]+[.P$40])" office:value-type="float" office:value="1.45066666666667" calcext:value-type="float">
            <text:p>1.4506666667</text:p>
          </table:table-cell>
          <table:table-cell table:formula="of:=[.$B42]*[.P$40]/([.P$40]+[.Q$40])" office:value-type="float" office:value="1.51676300578035" calcext:value-type="float">
            <text:p>1.5167630058</text:p>
          </table:table-cell>
          <table:table-cell table:formula="of:=[.$B42]*[.Q$40]/([.Q$40]+[.R$40])" office:value-type="float" office:value="3.2" calcext:value-type="float">
            <text:p>3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wo ove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formula="of:=[.$B44]*[.C$40]/([.C$40]+[.E$40])" office:value-type="float" office:value="1.86363636363636" calcext:value-type="float">
            <text:p>1.8636363636</text:p>
          </table:table-cell>
          <table:table-cell table:formula="of:=[.$B44]*[.D$40]/([.D$40]+[.F$40])" office:value-type="float" office:value="1.87916666666667" calcext:value-type="float">
            <text:p>1.8791666667</text:p>
          </table:table-cell>
          <table:table-cell table:formula="of:=[.$B44]*[.E$40]/([.E$40]+[.G$40])" office:value-type="float" office:value="1.82222222222222" calcext:value-type="float">
            <text:p>1.8222222222</text:p>
          </table:table-cell>
          <table:table-cell table:formula="of:=[.$B44]*[.F$40]/([.F$40]+[.H$40])" office:value-type="float" office:value="1.83793103448276" calcext:value-type="float">
            <text:p>1.8379310345</text:p>
          </table:table-cell>
          <table:table-cell table:formula="of:=[.$B44]*[.G$40]/([.G$40]+[.I$40])" office:value-type="float" office:value="1.86363636363636" calcext:value-type="float">
            <text:p>1.8636363636</text:p>
          </table:table-cell>
          <table:table-cell table:formula="of:=[.$B44]*[.H$40]/([.H$40]+[.J$40])" office:value-type="float" office:value="1.82222222222222" calcext:value-type="float">
            <text:p>1.8222222222</text:p>
          </table:table-cell>
          <table:table-cell table:formula="of:=[.$B44]*[.I$40]/([.I$40]+[.K$40])" office:value-type="float" office:value="1.845" calcext:value-type="float">
            <text:p>1.845</text:p>
          </table:table-cell>
          <table:table-cell table:style-name="ce58" table:formula="of:=[.$B44]*[.J$40]/([.J$40]+[.L$40])" office:value-type="float" office:value="1.54716981132075" calcext:value-type="float">
            <text:p>1.5471698113</text:p>
          </table:table-cell>
          <table:table-cell table:formula="of:=[.$B44]*[.K$40]/([.K$40]+[.M$40])" office:value-type="float" office:value="1.30724637681159" calcext:value-type="float">
            <text:p>1.3072463768</text:p>
          </table:table-cell>
          <table:table-cell table:formula="of:=[.$B44]*[.L$40]/([.L$40]+[.N$40])" office:value-type="float" office:value="1.52022471910112" calcext:value-type="float">
            <text:p>1.5202247191</text:p>
          </table:table-cell>
          <table:table-cell table:formula="of:=[.$B44]*[.M$40]/([.M$40]+[.O$40])" office:value-type="float" office:value="1.67565217391304" calcext:value-type="float">
            <text:p>1.6756521739</text:p>
          </table:table-cell>
          <table:table-cell table:formula="of:=[.$B44]*[.N$40]/([.N$40]+[.P$40])" office:value-type="float" office:value="1.66376811594203" calcext:value-type="float">
            <text:p>1.6637681159</text:p>
          </table:table-cell>
          <table:table-cell table:formula="of:=[.$B44]*[.O$40]/([.O$40]+[.Q$40])" office:value-type="float" office:value="1.75345911949686" calcext:value-type="float">
            <text:p>1.7534591195</text:p>
          </table:table-cell>
          <table:table-cell table:formula="of:=[.$B44]*[.P$40]/([.P$40]+[.R$40])" office:value-type="float" office:value="4.1" calcext:value-type="float">
            <text:p>4.1</text:p>
          </table:table-cell>
          <table:table-cell table:formula="of:=[.$B44]*[.Q$40]/([.Q$40]+[.S$40])" office:value-type="float" office:value="4.1" calcext:value-type="float">
            <text:p>4.1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$B45]*[.C$40]/([.C$40]+[.E$40])" office:value-type="float" office:value="1.45454545454545" calcext:value-type="float">
            <text:p>1.4545454545</text:p>
          </table:table-cell>
          <table:table-cell table:formula="of:=[.$B45]*[.D$40]/([.D$40]+[.F$40])" office:value-type="float" office:value="1.46666666666667" calcext:value-type="float">
            <text:p>1.4666666667</text:p>
          </table:table-cell>
          <table:table-cell table:formula="of:=[.$B45]*[.E$40]/([.E$40]+[.G$40])" office:value-type="float" office:value="1.42222222222222" calcext:value-type="float">
            <text:p>1.4222222222</text:p>
          </table:table-cell>
          <table:table-cell table:formula="of:=[.$B45]*[.F$40]/([.F$40]+[.H$40])" office:value-type="float" office:value="1.43448275862069" calcext:value-type="float">
            <text:p>1.4344827586</text:p>
          </table:table-cell>
          <table:table-cell table:formula="of:=[.$B45]*[.G$40]/([.G$40]+[.I$40])" office:value-type="float" office:value="1.45454545454545" calcext:value-type="float">
            <text:p>1.4545454545</text:p>
          </table:table-cell>
          <table:table-cell table:formula="of:=[.$B45]*[.H$40]/([.H$40]+[.J$40])" office:value-type="float" office:value="1.42222222222222" calcext:value-type="float">
            <text:p>1.4222222222</text:p>
          </table:table-cell>
          <table:table-cell table:formula="of:=[.$B45]*[.I$40]/([.I$40]+[.K$40])" office:value-type="float" office:value="1.44" calcext:value-type="float">
            <text:p>1.44</text:p>
          </table:table-cell>
          <table:table-cell table:style-name="ce59" table:formula="of:=[.$B45]*[.J$40]/([.J$40]+[.L$40])" office:value-type="float" office:value="1.20754716981132" calcext:value-type="float">
            <text:p>1.2075471698</text:p>
          </table:table-cell>
          <table:table-cell table:formula="of:=[.$B45]*[.K$40]/([.K$40]+[.M$40])" office:value-type="float" office:value="1.02028985507246" calcext:value-type="float">
            <text:p>1.0202898551</text:p>
          </table:table-cell>
          <table:table-cell table:formula="of:=[.$B45]*[.L$40]/([.L$40]+[.N$40])" office:value-type="float" office:value="1.18651685393258" calcext:value-type="float">
            <text:p>1.1865168539</text:p>
          </table:table-cell>
          <table:table-cell table:formula="of:=[.$B45]*[.M$40]/([.M$40]+[.O$40])" office:value-type="float" office:value="1.30782608695652" calcext:value-type="float">
            <text:p>1.307826087</text:p>
          </table:table-cell>
          <table:table-cell table:formula="of:=[.$B45]*[.N$40]/([.N$40]+[.P$40])" office:value-type="float" office:value="1.29855072463768" calcext:value-type="float">
            <text:p>1.2985507246</text:p>
          </table:table-cell>
          <table:table-cell table:formula="of:=[.$B45]*[.O$40]/([.O$40]+[.Q$40])" office:value-type="float" office:value="1.3685534591195" calcext:value-type="float">
            <text:p>1.3685534591</text:p>
          </table:table-cell>
          <table:table-cell table:formula="of:=[.$B45]*[.P$40]/([.P$40]+[.R$40])" office:value-type="float" office:value="3.2" calcext:value-type="float">
            <text:p>3.2</text:p>
          </table:table-cell>
          <table:table-cell table:formula="of:=[.$B45]*[.Q$40]/([.Q$40]+[.S$40])" office:value-type="float" office:value="3.2" calcext:value-type="float">
            <text:p>3.2</text:p>
          </table:table-cell>
          <table:table-cell/>
        </table:table-row>
        <table:table-row table:style-name="ro1">
          <table:table-cell table:number-columns-repeated="9"/>
          <table:table-cell table:style-name="ce59"/>
          <table:table-cell table:number-columns-repeated="8"/>
        </table:table-row>
        <table:table-row table:style-name="ro2">
          <table:table-cell office:value-type="string" calcext:value-type="string">
            <text:p>current</text:p>
          </table:table-cell>
          <table:table-cell office:value-type="string" calcext:value-type="string">
            <text:p>max</text:p>
          </table:table-cell>
          <table:table-cell table:formula="of:=[.$B44]/(([.C$40]+[.E$40])*1000)" office:value-type="float" office:value="0.000186363636363636" calcext:value-type="float">
            <text:p>0.0001863636</text:p>
          </table:table-cell>
          <table:table-cell table:formula="of:=[.$B44]/(([.D$40]+[.F$40])*1000)" office:value-type="float" office:value="0.000170833333333333" calcext:value-type="float">
            <text:p>0.0001708333</text:p>
          </table:table-cell>
          <table:table-cell table:formula="of:=[.$B44]/(([.E$40]+[.G$40])*1000)" office:value-type="float" office:value="0.000151851851851852" calcext:value-type="float">
            <text:p>0.0001518519</text:p>
          </table:table-cell>
          <table:table-cell table:formula="of:=[.$B44]/(([.F$40]+[.H$40])*1000)" office:value-type="float" office:value="0.000141379310344828" calcext:value-type="float">
            <text:p>0.0001413793</text:p>
          </table:table-cell>
          <table:table-cell table:formula="of:=[.$B44]/(([.G$40]+[.I$40])*1000)" office:value-type="float" office:value="0.000124242424242424" calcext:value-type="float">
            <text:p>0.0001242424</text:p>
          </table:table-cell>
          <table:table-cell table:formula="of:=[.$B44]/(([.H$40]+[.J$40])*1000)" office:value-type="float" office:value="0.000113888888888889" calcext:value-type="float">
            <text:p>0.0001138889</text:p>
          </table:table-cell>
          <table:table-cell table:formula="of:=[.$B44]/(([.I$40]+[.K$40])*1000)" office:value-type="float" office:value="0.0001025" calcext:value-type="float">
            <text:p>0.0001025</text:p>
          </table:table-cell>
          <table:table-cell table:style-name="ce59" table:formula="of:=[.$B44]/(([.J$40]+[.L$40])*1000)" office:value-type="float" office:value="0.0000773584905660377" calcext:value-type="float">
            <text:p>7.73584905660377E-005</text:p>
          </table:table-cell>
          <table:table-cell table:formula="of:=[.$B44]/(([.K$40]+[.M$40])*1000)" office:value-type="float" office:value="0.0000594202898550725" calcext:value-type="float">
            <text:p>5.94202898550725E-005</text:p>
          </table:table-cell>
          <table:table-cell table:formula="of:=[.$B44]/(([.L$40]+[.N$40])*1000)" office:value-type="float" office:value="0.0000460674157303371" calcext:value-type="float">
            <text:p>4.60674157303371E-005</text:p>
          </table:table-cell>
          <table:table-cell table:formula="of:=[.$B44]/(([.M$40]+[.O$40])*1000)" office:value-type="float" office:value="0.0000356521739130435" calcext:value-type="float">
            <text:p>3.56521739130435E-005</text:p>
          </table:table-cell>
          <table:table-cell table:formula="of:=[.$B44]/(([.N$40]+[.P$40])*1000)" office:value-type="float" office:value="0.0000297101449275362" calcext:value-type="float">
            <text:p>2.97101449275362E-005</text:p>
          </table:table-cell>
          <table:table-cell table:formula="of:=[.$B44]/(([.O$40]+[.Q$40])*1000)" office:value-type="float" office:value="0.0000257861635220126" calcext:value-type="float">
            <text:p>2.57861635220126E-00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formula="of:=[.$B45]/(([.C$40]+[.E$40])*1000)" office:value-type="float" office:value="0.000145454545454545" calcext:value-type="float">
            <text:p>0.0001454545</text:p>
          </table:table-cell>
          <table:table-cell table:formula="of:=[.$B45]/(([.D$40]+[.F$40])*1000)" office:value-type="float" office:value="0.000133333333333333" calcext:value-type="float">
            <text:p>0.0001333333</text:p>
          </table:table-cell>
          <table:table-cell table:formula="of:=[.$B45]/(([.E$40]+[.G$40])*1000)" office:value-type="float" office:value="0.000118518518518519" calcext:value-type="float">
            <text:p>0.0001185185</text:p>
          </table:table-cell>
          <table:table-cell table:formula="of:=[.$B45]/(([.F$40]+[.H$40])*1000)" office:value-type="float" office:value="0.000110344827586207" calcext:value-type="float">
            <text:p>0.0001103448</text:p>
          </table:table-cell>
          <table:table-cell table:formula="of:=[.$B45]/(([.G$40]+[.I$40])*1000)" office:value-type="float" office:value="0.000096969696969697" calcext:value-type="float">
            <text:p>9.6969696969697E-005</text:p>
          </table:table-cell>
          <table:table-cell table:formula="of:=[.$B45]/(([.H$40]+[.J$40])*1000)" office:value-type="float" office:value="0.0000888888888888889" calcext:value-type="float">
            <text:p>8.88888888888889E-005</text:p>
          </table:table-cell>
          <table:table-cell table:formula="of:=[.$B45]/(([.I$40]+[.K$40])*1000)" office:value-type="float" office:value="0.00008" calcext:value-type="float">
            <text:p>0.00008</text:p>
          </table:table-cell>
          <table:table-cell table:style-name="ce59" table:formula="of:=[.$B45]/(([.J$40]+[.L$40])*1000)" office:value-type="float" office:value="0.000060377358490566" calcext:value-type="float">
            <text:p>6.0377358490566E-005</text:p>
          </table:table-cell>
          <table:table-cell table:formula="of:=[.$B45]/(([.K$40]+[.M$40])*1000)" office:value-type="float" office:value="0.0000463768115942029" calcext:value-type="float">
            <text:p>4.63768115942029E-005</text:p>
          </table:table-cell>
          <table:table-cell table:formula="of:=[.$B45]/(([.L$40]+[.N$40])*1000)" office:value-type="float" office:value="0.0000359550561797753" calcext:value-type="float">
            <text:p>3.59550561797753E-005</text:p>
          </table:table-cell>
          <table:table-cell table:formula="of:=[.$B45]/(([.M$40]+[.O$40])*1000)" office:value-type="float" office:value="0.0000278260869565217" calcext:value-type="float">
            <text:p>2.78260869565217E-005</text:p>
          </table:table-cell>
          <table:table-cell table:formula="of:=[.$B45]/(([.N$40]+[.P$40])*1000)" office:value-type="float" office:value="0.0000231884057971014" calcext:value-type="float">
            <text:p>2.31884057971014E-005</text:p>
          </table:table-cell>
          <table:table-cell table:formula="of:=[.$B45]/(([.O$40]+[.Q$40])*1000)" office:value-type="float" office:value="0.000020125786163522" calcext:value-type="float">
            <text:p>2.0125786163522E-005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59"/>
          <table:table-cell table:number-columns-repeated="8"/>
        </table:table-row>
        <table:table-row table:style-name="ro1">
          <table:table-cell office:value-type="string" calcext:value-type="string">
            <text:p>10-bit resolution/1.6v ref</text:p>
          </table:table-cell>
          <table:table-cell/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style-name="ce59"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]-[.C45]" office:value-type="float" office:value="0.409090909090909" calcext:value-type="float">
            <text:p>0.4090909091</text:p>
          </table:table-cell>
          <table:table-cell table:formula="of:=[.D44]-[.D45]" office:value-type="float" office:value="0.4125" calcext:value-type="float">
            <text:p>0.4125</text:p>
          </table:table-cell>
          <table:table-cell table:formula="of:=[.E44]-[.E45]" office:value-type="float" office:value="0.4" calcext:value-type="float">
            <text:p>0.4</text:p>
          </table:table-cell>
          <table:table-cell table:formula="of:=[.F44]-[.F45]" office:value-type="float" office:value="0.403448275862069" calcext:value-type="float">
            <text:p>0.4034482759</text:p>
          </table:table-cell>
          <table:table-cell table:formula="of:=[.G44]-[.G45]" office:value-type="float" office:value="0.409090909090909" calcext:value-type="float">
            <text:p>0.4090909091</text:p>
          </table:table-cell>
          <table:table-cell table:formula="of:=[.H44]-[.H45]" office:value-type="float" office:value="0.4" calcext:value-type="float">
            <text:p>0.4</text:p>
          </table:table-cell>
          <table:table-cell table:formula="of:=[.I44]-[.I45]" office:value-type="float" office:value="0.405" calcext:value-type="float">
            <text:p>0.405</text:p>
          </table:table-cell>
          <table:table-cell table:style-name="ce59" table:formula="of:=[.J44]-[.J45]" office:value-type="float" office:value="0.339622641509434" calcext:value-type="float">
            <text:p>0.3396226415</text:p>
          </table:table-cell>
          <table:table-cell table:formula="of:=[.K44]-[.K45]" office:value-type="float" office:value="0.28695652173913" calcext:value-type="float">
            <text:p>0.2869565217</text:p>
          </table:table-cell>
          <table:table-cell table:formula="of:=[.L44]-[.L45]" office:value-type="float" office:value="0.333707865168539" calcext:value-type="float">
            <text:p>0.3337078652</text:p>
          </table:table-cell>
          <table:table-cell table:formula="of:=[.M44]-[.M45]" office:value-type="float" office:value="0.367826086956522" calcext:value-type="float">
            <text:p>0.367826087</text:p>
          </table:table-cell>
          <table:table-cell table:formula="of:=[.N44]-[.N45]" office:value-type="float" office:value="0.365217391304347" calcext:value-type="float">
            <text:p>0.3652173913</text:p>
          </table:table-cell>
          <table:table-cell table:formula="of:=[.O44]-[.O45]" office:value-type="float" office:value="0.384905660377358" calcext:value-type="float">
            <text:p>0.384905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bit usable resolution</text:p>
          </table:table-cell>
          <table:table-cell/>
          <table:table-cell table:formula="of:=[.C51]/[.C50]" office:value-type="float" office:value="261.818181818182" calcext:value-type="float">
            <text:p>261.8181818182</text:p>
          </table:table-cell>
          <table:table-cell table:formula="of:=[.D51]/[.D50]" office:value-type="float" office:value="264" calcext:value-type="float">
            <text:p>264</text:p>
          </table:table-cell>
          <table:table-cell table:formula="of:=[.E51]/[.E50]" office:value-type="float" office:value="256" calcext:value-type="float">
            <text:p>256</text:p>
          </table:table-cell>
          <table:table-cell table:formula="of:=[.F51]/[.F50]" office:value-type="float" office:value="258.206896551724" calcext:value-type="float">
            <text:p>258.2068965517</text:p>
          </table:table-cell>
          <table:table-cell table:formula="of:=[.G51]/[.G50]" office:value-type="float" office:value="261.818181818182" calcext:value-type="float">
            <text:p>261.8181818182</text:p>
          </table:table-cell>
          <table:table-cell table:formula="of:=[.H51]/[.H50]" office:value-type="float" office:value="256" calcext:value-type="float">
            <text:p>256</text:p>
          </table:table-cell>
          <table:table-cell table:formula="of:=[.I51]/[.I50]" office:value-type="float" office:value="259.2" calcext:value-type="float">
            <text:p>259.2</text:p>
          </table:table-cell>
          <table:table-cell table:style-name="ce60" table:formula="of:=[.J51]/[.J50]" office:value-type="float" office:value="217.358490566038" calcext:value-type="float">
            <text:p>217.358490566</text:p>
          </table:table-cell>
          <table:table-cell table:formula="of:=[.K51]/[.K50]" office:value-type="float" office:value="183.652173913043" calcext:value-type="float">
            <text:p>183.652173913</text:p>
          </table:table-cell>
          <table:table-cell table:formula="of:=[.L51]/[.L50]" office:value-type="float" office:value="213.573033707865" calcext:value-type="float">
            <text:p>213.5730337079</text:p>
          </table:table-cell>
          <table:table-cell table:formula="of:=[.M51]/[.M50]" office:value-type="float" office:value="235.408695652174" calcext:value-type="float">
            <text:p>235.4086956522</text:p>
          </table:table-cell>
          <table:table-cell table:formula="of:=[.N51]/[.N50]" office:value-type="float" office:value="233.739130434782" calcext:value-type="float">
            <text:p>233.7391304348</text:p>
          </table:table-cell>
          <table:table-cell table:formula="of:=[.O51]/[.O50]" office:value-type="float" office:value="246.339622641509" calcext:value-type="float">
            <text:p>246.33962264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ree ove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formula="of:=[.$B54]*[.C$40]/([.C$40]+[.F$40])" office:value-type="float" office:value="1.78260869565217" calcext:value-type="float">
            <text:p>1.7826086957</text:p>
          </table:table-cell>
          <table:table-cell table:formula="of:=[.$B54]*[.D$40]/([.D$40]+[.G$40])" office:value-type="float" office:value="1.73461538461538" calcext:value-type="float">
            <text:p>1.7346153846</text:p>
          </table:table-cell>
          <table:table-cell table:formula="of:=[.$B54]*[.E$40]/([.E$40]+[.H$40])" office:value-type="float" office:value="1.75714285714286" calcext:value-type="float">
            <text:p>1.7571428571</text:p>
          </table:table-cell>
          <table:table-cell table:formula="of:=[.$B54]*[.F$40]/([.F$40]+[.I$40])" office:value-type="float" office:value="1.71935483870968" calcext:value-type="float">
            <text:p>1.7193548387</text:p>
          </table:table-cell>
          <table:table-cell table:formula="of:=[.$B54]*[.G$40]/([.G$40]+[.J$40])" office:value-type="float" office:value="1.75714285714286" calcext:value-type="float">
            <text:p>1.7571428571</text:p>
          </table:table-cell>
          <table:table-cell table:formula="of:=[.$B54]*[.H$40]/([.H$40]+[.K$40])" office:value-type="float" office:value="1.72631578947368" calcext:value-type="float">
            <text:p>1.7263157895</text:p>
          </table:table-cell>
          <table:table-cell table:formula="of:=[.$B54]*[.I$40]/([.I$40]+[.L$40])" office:value-type="float" office:value="1.44705882352941" calcext:value-type="float">
            <text:p>1.4470588235</text:p>
          </table:table-cell>
          <table:table-cell table:formula="of:=[.$B54]*[.J$40]/([.J$40]+[.M$40])" office:value-type="float" office:value="1.22388059701493" calcext:value-type="float">
            <text:p>1.223880597</text:p>
          </table:table-cell>
          <table:table-cell table:formula="of:=[.$B54]*[.K$40]/([.K$40]+[.N$40])" office:value-type="float" office:value="1.15641025641026" calcext:value-type="float">
            <text:p>1.1564102564</text:p>
          </table:table-cell>
          <table:table-cell table:formula="of:=[.$B54]*[.L$40]/([.L$40]+[.O$40])" office:value-type="float" office:value="1.33960396039604" calcext:value-type="float">
            <text:p>1.3396039604</text:p>
          </table:table-cell>
          <table:table-cell table:formula="of:=[.$B54]*[.M$40]/([.M$40]+[.P$40])" office:value-type="float" office:value="1.4937984496124" calcext:value-type="float">
            <text:p>1.4937984496</text:p>
          </table:table-cell>
          <table:table-cell table:formula="of:=[.$B54]*[.N$40]/([.N$40]+[.Q$40])" office:value-type="float" office:value="1.56190476190476" calcext:value-type="float">
            <text:p>1.5619047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$B55]*[.C$40]/([.C$40]+[.F$40])" office:value-type="float" office:value="1.39130434782609" calcext:value-type="float">
            <text:p>1.3913043478</text:p>
          </table:table-cell>
          <table:table-cell table:formula="of:=[.$B55]*[.D$40]/([.D$40]+[.G$40])" office:value-type="float" office:value="1.35384615384615" calcext:value-type="float">
            <text:p>1.3538461538</text:p>
          </table:table-cell>
          <table:table-cell table:formula="of:=[.$B55]*[.E$40]/([.E$40]+[.H$40])" office:value-type="float" office:value="1.37142857142857" calcext:value-type="float">
            <text:p>1.3714285714</text:p>
          </table:table-cell>
          <table:table-cell table:formula="of:=[.$B55]*[.F$40]/([.F$40]+[.I$40])" office:value-type="float" office:value="1.34193548387097" calcext:value-type="float">
            <text:p>1.3419354839</text:p>
          </table:table-cell>
          <table:table-cell table:formula="of:=[.$B55]*[.G$40]/([.G$40]+[.J$40])" office:value-type="float" office:value="1.37142857142857" calcext:value-type="float">
            <text:p>1.3714285714</text:p>
          </table:table-cell>
          <table:table-cell table:formula="of:=[.$B55]*[.H$40]/([.H$40]+[.K$40])" office:value-type="float" office:value="1.34736842105263" calcext:value-type="float">
            <text:p>1.3473684211</text:p>
          </table:table-cell>
          <table:table-cell table:formula="of:=[.$B55]*[.I$40]/([.I$40]+[.L$40])" office:value-type="float" office:value="1.12941176470588" calcext:value-type="float">
            <text:p>1.1294117647</text:p>
          </table:table-cell>
          <table:table-cell table:formula="of:=[.$B55]*[.J$40]/([.J$40]+[.M$40])" office:value-type="float" office:value="0.955223880597015" calcext:value-type="float">
            <text:p>0.9552238806</text:p>
          </table:table-cell>
          <table:table-cell table:formula="of:=[.$B55]*[.K$40]/([.K$40]+[.N$40])" office:value-type="float" office:value="0.902564102564103" calcext:value-type="float">
            <text:p>0.9025641026</text:p>
          </table:table-cell>
          <table:table-cell table:formula="of:=[.$B55]*[.L$40]/([.L$40]+[.O$40])" office:value-type="float" office:value="1.04554455445545" calcext:value-type="float">
            <text:p>1.0455445545</text:p>
          </table:table-cell>
          <table:table-cell table:formula="of:=[.$B55]*[.M$40]/([.M$40]+[.P$40])" office:value-type="float" office:value="1.16589147286822" calcext:value-type="float">
            <text:p>1.1658914729</text:p>
          </table:table-cell>
          <table:table-cell table:formula="of:=[.$B55]*[.N$40]/([.N$40]+[.Q$40])" office:value-type="float" office:value="1.21904761904762" calcext:value-type="float">
            <text:p>1.219047619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[.$B54]/(([.C$40]+[.F$40])*1000)" office:value-type="float" office:value="0.000178260869565217" calcext:value-type="float">
            <text:p>0.0001782609</text:p>
          </table:table-cell>
          <table:table-cell table:formula="of:=[.$B54]/(([.D$40]+[.G$40])*1000)" office:value-type="float" office:value="0.000157692307692308" calcext:value-type="float">
            <text:p>0.0001576923</text:p>
          </table:table-cell>
          <table:table-cell table:formula="of:=[.$B54]/(([.E$40]+[.H$40])*1000)" office:value-type="float" office:value="0.000146428571428571" calcext:value-type="float">
            <text:p>0.0001464286</text:p>
          </table:table-cell>
          <table:table-cell table:formula="of:=[.$B54]/(([.F$40]+[.I$40])*1000)" office:value-type="float" office:value="0.000132258064516129" calcext:value-type="float">
            <text:p>0.0001322581</text:p>
          </table:table-cell>
          <table:table-cell table:formula="of:=[.$B54]/(([.G$40]+[.J$40])*1000)" office:value-type="float" office:value="0.000117142857142857" calcext:value-type="float">
            <text:p>0.0001171429</text:p>
          </table:table-cell>
          <table:table-cell table:formula="of:=[.$B54]/(([.H$40]+[.K$40])*1000)" office:value-type="float" office:value="0.000107894736842105" calcext:value-type="float">
            <text:p>0.0001078947</text:p>
          </table:table-cell>
          <table:table-cell table:formula="of:=[.$B54]/(([.I$40]+[.L$40])*1000)" office:value-type="float" office:value="0.0000803921568627451" calcext:value-type="float">
            <text:p>8.03921568627451E-005</text:p>
          </table:table-cell>
          <table:table-cell table:formula="of:=[.$B54]/(([.J$40]+[.M$40])*1000)" office:value-type="float" office:value="0.0000611940298507463" calcext:value-type="float">
            <text:p>0.000061194</text:p>
          </table:table-cell>
          <table:table-cell table:formula="of:=[.$B54]/(([.K$40]+[.N$40])*1000)" office:value-type="float" office:value="0.0000525641025641026" calcext:value-type="float">
            <text:p>5.25641025641026E-005</text:p>
          </table:table-cell>
          <table:table-cell table:formula="of:=[.$B54]/(([.L$40]+[.O$40])*1000)" office:value-type="float" office:value="0.0000405940594059406" calcext:value-type="float">
            <text:p>4.05940594059406E-005</text:p>
          </table:table-cell>
          <table:table-cell table:formula="of:=[.$B54]/(([.M$40]+[.P$40])*1000)" office:value-type="float" office:value="0.0000317829457364341" calcext:value-type="float">
            <text:p>3.17829457364341E-005</text:p>
          </table:table-cell>
          <table:table-cell table:formula="of:=[.$B54]/(([.N$40]+[.Q$40])*1000)" office:value-type="float" office:value="0.000027891156462585" calcext:value-type="float">
            <text:p>2.7891156462585E-0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B55]/(([.C$40]+[.F$40])*1000)" office:value-type="float" office:value="0.000139130434782609" calcext:value-type="float">
            <text:p>0.0001391304</text:p>
          </table:table-cell>
          <table:table-cell table:formula="of:=[.$B55]/(([.D$40]+[.G$40])*1000)" office:value-type="float" office:value="0.000123076923076923" calcext:value-type="float">
            <text:p>0.0001230769</text:p>
          </table:table-cell>
          <table:table-cell table:formula="of:=[.$B55]/(([.E$40]+[.H$40])*1000)" office:value-type="float" office:value="0.000114285714285714" calcext:value-type="float">
            <text:p>0.0001142857</text:p>
          </table:table-cell>
          <table:table-cell table:formula="of:=[.$B55]/(([.F$40]+[.I$40])*1000)" office:value-type="float" office:value="0.000103225806451613" calcext:value-type="float">
            <text:p>0.0001032258</text:p>
          </table:table-cell>
          <table:table-cell table:formula="of:=[.$B55]/(([.G$40]+[.J$40])*1000)" office:value-type="float" office:value="0.0000914285714285714" calcext:value-type="float">
            <text:p>9.14285714285714E-005</text:p>
          </table:table-cell>
          <table:table-cell table:formula="of:=[.$B55]/(([.H$40]+[.K$40])*1000)" office:value-type="float" office:value="0.0000842105263157895" calcext:value-type="float">
            <text:p>8.42105263157895E-005</text:p>
          </table:table-cell>
          <table:table-cell table:formula="of:=[.$B55]/(([.I$40]+[.L$40])*1000)" office:value-type="float" office:value="0.0000627450980392157" calcext:value-type="float">
            <text:p>6.27450980392157E-005</text:p>
          </table:table-cell>
          <table:table-cell table:formula="of:=[.$B55]/(([.J$40]+[.M$40])*1000)" office:value-type="float" office:value="0.0000477611940298508" calcext:value-type="float">
            <text:p>4.77611940298508E-005</text:p>
          </table:table-cell>
          <table:table-cell table:formula="of:=[.$B55]/(([.K$40]+[.N$40])*1000)" office:value-type="float" office:value="0.000041025641025641" calcext:value-type="float">
            <text:p>4.1025641025641E-005</text:p>
          </table:table-cell>
          <table:table-cell table:formula="of:=[.$B55]/(([.L$40]+[.O$40])*1000)" office:value-type="float" office:value="0.0000316831683168317" calcext:value-type="float">
            <text:p>3.16831683168317E-005</text:p>
          </table:table-cell>
          <table:table-cell table:formula="of:=[.$B55]/(([.M$40]+[.P$40])*1000)" office:value-type="float" office:value="0.0000248062015503876" calcext:value-type="float">
            <text:p>2.48062015503876E-005</text:p>
          </table:table-cell>
          <table:table-cell table:formula="of:=[.$B55]/(([.N$40]+[.Q$40])*1000)" office:value-type="float" office:value="0.0000217687074829932" calcext:value-type="float">
            <text:p>2.17687074829932E-0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formula="of:=1.6/1024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4]-[.C55]" office:value-type="float" office:value="0.391304347826087" calcext:value-type="float">
            <text:p>0.3913043478</text:p>
          </table:table-cell>
          <table:table-cell table:formula="of:=[.D54]-[.D55]" office:value-type="float" office:value="0.380769230769231" calcext:value-type="float">
            <text:p>0.3807692308</text:p>
          </table:table-cell>
          <table:table-cell table:formula="of:=[.E54]-[.E55]" office:value-type="float" office:value="0.385714285714285" calcext:value-type="float">
            <text:p>0.3857142857</text:p>
          </table:table-cell>
          <table:table-cell table:formula="of:=[.F54]-[.F55]" office:value-type="float" office:value="0.377419354838709" calcext:value-type="float">
            <text:p>0.3774193548</text:p>
          </table:table-cell>
          <table:table-cell table:formula="of:=[.G54]-[.G55]" office:value-type="float" office:value="0.385714285714285" calcext:value-type="float">
            <text:p>0.3857142857</text:p>
          </table:table-cell>
          <table:table-cell table:formula="of:=[.H54]-[.H55]" office:value-type="float" office:value="0.378947368421052" calcext:value-type="float">
            <text:p>0.3789473684</text:p>
          </table:table-cell>
          <table:table-cell table:formula="of:=[.I54]-[.I55]" office:value-type="float" office:value="0.317647058823529" calcext:value-type="float">
            <text:p>0.3176470588</text:p>
          </table:table-cell>
          <table:table-cell table:formula="of:=[.J54]-[.J55]" office:value-type="float" office:value="0.26865671641791" calcext:value-type="float">
            <text:p>0.2686567164</text:p>
          </table:table-cell>
          <table:table-cell table:formula="of:=[.K54]-[.K55]" office:value-type="float" office:value="0.253846153846154" calcext:value-type="float">
            <text:p>0.2538461538</text:p>
          </table:table-cell>
          <table:table-cell table:formula="of:=[.L54]-[.L55]" office:value-type="float" office:value="0.294059405940594" calcext:value-type="float">
            <text:p>0.2940594059</text:p>
          </table:table-cell>
          <table:table-cell table:formula="of:=[.M54]-[.M55]" office:value-type="float" office:value="0.327906976744186" calcext:value-type="float">
            <text:p>0.3279069767</text:p>
          </table:table-cell>
          <table:table-cell table:formula="of:=[.N54]-[.N55]" office:value-type="float" office:value="0.342857142857143" calcext:value-type="float">
            <text:p>0.34285714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1]/[.C60]" office:value-type="float" office:value="250.434782608696" calcext:value-type="float">
            <text:p>250.4347826087</text:p>
          </table:table-cell>
          <table:table-cell table:formula="of:=[.D61]/[.D60]" office:value-type="float" office:value="243.692307692308" calcext:value-type="float">
            <text:p>243.6923076923</text:p>
          </table:table-cell>
          <table:table-cell table:formula="of:=[.E61]/[.E60]" office:value-type="float" office:value="246.857142857143" calcext:value-type="float">
            <text:p>246.8571428571</text:p>
          </table:table-cell>
          <table:table-cell table:formula="of:=[.F61]/[.F60]" office:value-type="float" office:value="241.548387096774" calcext:value-type="float">
            <text:p>241.5483870968</text:p>
          </table:table-cell>
          <table:table-cell table:formula="of:=[.G61]/[.G60]" office:value-type="float" office:value="246.857142857143" calcext:value-type="float">
            <text:p>246.8571428571</text:p>
          </table:table-cell>
          <table:table-cell table:formula="of:=[.H61]/[.H60]" office:value-type="float" office:value="242.526315789474" calcext:value-type="float">
            <text:p>242.5263157895</text:p>
          </table:table-cell>
          <table:table-cell table:formula="of:=[.I61]/[.I60]" office:value-type="float" office:value="203.294117647059" calcext:value-type="float">
            <text:p>203.2941176471</text:p>
          </table:table-cell>
          <table:table-cell table:formula="of:=[.J61]/[.J60]" office:value-type="float" office:value="171.940298507463" calcext:value-type="float">
            <text:p>171.9402985075</text:p>
          </table:table-cell>
          <table:table-cell table:formula="of:=[.K61]/[.K60]" office:value-type="float" office:value="162.461538461538" calcext:value-type="float">
            <text:p>162.4615384615</text:p>
          </table:table-cell>
          <table:table-cell table:formula="of:=[.L61]/[.L60]" office:value-type="float" office:value="188.19801980198" calcext:value-type="float">
            <text:p>188.198019802</text:p>
          </table:table-cell>
          <table:table-cell table:formula="of:=[.M61]/[.M60]" office:value-type="float" office:value="209.860465116279" calcext:value-type="float">
            <text:p>209.8604651163</text:p>
          </table:table-cell>
          <table:table-cell table:formula="of:=[.N61]/[.N60]" office:value-type="float" office:value="219.428571428571" calcext:value-type="float">
            <text:p>219.4285714286</text:p>
          </table:table-cell>
          <table:table-cell table:number-columns-repeated="4"/>
        </table:table-row>
        <table:table-row table:style-name="ro1" table:number-rows-repeated="1048513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L11:Sheet1.R14 Sheet1.D11:Sheet1.J14">
            <calcext:condition calcext:apply-style-name="Untitled1" calcext:value="&gt;0.15" calcext:base-cell-address="Sheet1.D11"/>
          </calcext:conditional-format>
          <calcext:conditional-format calcext:target-range-address="Sheet1.D16:Sheet1.D16">
            <calcext:condition calcext:apply-style-name="Untitled2" calcext:value="&gt;0.5" calcext:base-cell-address="Sheet1.D16"/>
          </calcext:conditional-format>
          <calcext:conditional-format calcext:target-range-address="Sheet1.E16:Sheet1.E16">
            <calcext:condition calcext:apply-style-name="Untitled2" calcext:value="&gt;0.5" calcext:base-cell-address="Sheet1.E16"/>
          </calcext:conditional-format>
          <calcext:conditional-format calcext:target-range-address="Sheet1.F16:Sheet1.F16">
            <calcext:condition calcext:apply-style-name="Untitled2" calcext:value="&gt;0.5" calcext:base-cell-address="Sheet1.F16"/>
          </calcext:conditional-format>
          <calcext:conditional-format calcext:target-range-address="Sheet1.G16:Sheet1.G16">
            <calcext:condition calcext:apply-style-name="Untitled2" calcext:value="&gt;0.5" calcext:base-cell-address="Sheet1.G16"/>
          </calcext:conditional-format>
          <calcext:conditional-format calcext:target-range-address="Sheet1.H16:Sheet1.H16">
            <calcext:condition calcext:apply-style-name="Untitled2" calcext:value="&gt;0.5" calcext:base-cell-address="Sheet1.H16"/>
          </calcext:conditional-format>
          <calcext:conditional-format calcext:target-range-address="Sheet1.I16:Sheet1.I16">
            <calcext:condition calcext:apply-style-name="Untitled2" calcext:value="&gt;0.5" calcext:base-cell-address="Sheet1.I16"/>
          </calcext:conditional-format>
          <calcext:conditional-format calcext:target-range-address="Sheet1.J16:Sheet1.J16">
            <calcext:condition calcext:apply-style-name="Untitled2" calcext:value="&gt;0.5" calcext:base-cell-address="Sheet1.J16"/>
          </calcext:conditional-format>
          <calcext:conditional-format calcext:target-range-address="Sheet1.L16:Sheet1.L16">
            <calcext:condition calcext:apply-style-name="Untitled2" calcext:value="&gt;0.5" calcext:base-cell-address="Sheet1.L16"/>
          </calcext:conditional-format>
          <calcext:conditional-format calcext:target-range-address="Sheet1.M16:Sheet1.M16">
            <calcext:condition calcext:apply-style-name="Untitled2" calcext:value="&gt;0.5" calcext:base-cell-address="Sheet1.M16"/>
          </calcext:conditional-format>
          <calcext:conditional-format calcext:target-range-address="Sheet1.N16:Sheet1.N16">
            <calcext:condition calcext:apply-style-name="Untitled2" calcext:value="&gt;0.5" calcext:base-cell-address="Sheet1.N16"/>
          </calcext:conditional-format>
          <calcext:conditional-format calcext:target-range-address="Sheet1.O16:Sheet1.O16">
            <calcext:condition calcext:apply-style-name="Untitled2" calcext:value="&gt;0.5" calcext:base-cell-address="Sheet1.O16"/>
          </calcext:conditional-format>
          <calcext:conditional-format calcext:target-range-address="Sheet1.P16:Sheet1.P16">
            <calcext:condition calcext:apply-style-name="Untitled2" calcext:value="&gt;0.5" calcext:base-cell-address="Sheet1.P16"/>
          </calcext:conditional-format>
          <calcext:conditional-format calcext:target-range-address="Sheet1.Q16:Sheet1.Q16">
            <calcext:condition calcext:apply-style-name="Untitled2" calcext:value="&gt;0.5" calcext:base-cell-address="Sheet1.Q16"/>
          </calcext:conditional-format>
          <calcext:conditional-format calcext:target-range-address="Sheet1.R16:Sheet1.R16">
            <calcext:condition calcext:apply-style-name="Untitled2" calcext:value="&gt;0.5" calcext:base-cell-address="Sheet1.R16"/>
          </calcext:conditional-format>
          <calcext:conditional-format calcext:target-range-address="Sheet1.D17:Sheet1.D17">
            <calcext:condition calcext:apply-style-name="Untitled2" calcext:value="&gt;0.5" calcext:base-cell-address="Sheet1.D17"/>
          </calcext:conditional-format>
          <calcext:conditional-format calcext:target-range-address="Sheet1.E17:Sheet1.E17">
            <calcext:condition calcext:apply-style-name="Untitled2" calcext:value="&gt;0.5" calcext:base-cell-address="Sheet1.E17"/>
          </calcext:conditional-format>
          <calcext:conditional-format calcext:target-range-address="Sheet1.F17:Sheet1.F17">
            <calcext:condition calcext:apply-style-name="Untitled2" calcext:value="&gt;0.5" calcext:base-cell-address="Sheet1.F17"/>
          </calcext:conditional-format>
          <calcext:conditional-format calcext:target-range-address="Sheet1.G17:Sheet1.G17">
            <calcext:condition calcext:apply-style-name="Untitled2" calcext:value="&gt;0.5" calcext:base-cell-address="Sheet1.G17"/>
          </calcext:conditional-format>
          <calcext:conditional-format calcext:target-range-address="Sheet1.H17:Sheet1.H17">
            <calcext:condition calcext:apply-style-name="Untitled2" calcext:value="&gt;0.5" calcext:base-cell-address="Sheet1.H17"/>
          </calcext:conditional-format>
          <calcext:conditional-format calcext:target-range-address="Sheet1.I17:Sheet1.I17">
            <calcext:condition calcext:apply-style-name="Untitled2" calcext:value="&gt;0.5" calcext:base-cell-address="Sheet1.I17"/>
          </calcext:conditional-format>
          <calcext:conditional-format calcext:target-range-address="Sheet1.J17:Sheet1.J17">
            <calcext:condition calcext:apply-style-name="Untitled2" calcext:value="&gt;0.5" calcext:base-cell-address="Sheet1.J17"/>
          </calcext:conditional-format>
          <calcext:conditional-format calcext:target-range-address="Sheet1.L17:Sheet1.L17">
            <calcext:condition calcext:apply-style-name="Untitled2" calcext:value="&gt;0.5" calcext:base-cell-address="Sheet1.L17"/>
          </calcext:conditional-format>
          <calcext:conditional-format calcext:target-range-address="Sheet1.M17:Sheet1.M17">
            <calcext:condition calcext:apply-style-name="Untitled2" calcext:value="&gt;0.5" calcext:base-cell-address="Sheet1.M17"/>
          </calcext:conditional-format>
          <calcext:conditional-format calcext:target-range-address="Sheet1.N17:Sheet1.N17">
            <calcext:condition calcext:apply-style-name="Untitled2" calcext:value="&gt;0.5" calcext:base-cell-address="Sheet1.N17"/>
          </calcext:conditional-format>
          <calcext:conditional-format calcext:target-range-address="Sheet1.O17:Sheet1.O17">
            <calcext:condition calcext:apply-style-name="Untitled2" calcext:value="&gt;0.5" calcext:base-cell-address="Sheet1.O17"/>
          </calcext:conditional-format>
          <calcext:conditional-format calcext:target-range-address="Sheet1.P17:Sheet1.P17">
            <calcext:condition calcext:apply-style-name="Untitled2" calcext:value="&gt;0.5" calcext:base-cell-address="Sheet1.P17"/>
          </calcext:conditional-format>
          <calcext:conditional-format calcext:target-range-address="Sheet1.Q17:Sheet1.Q17">
            <calcext:condition calcext:apply-style-name="Untitled2" calcext:value="&gt;0.5" calcext:base-cell-address="Sheet1.Q17"/>
          </calcext:conditional-format>
          <calcext:conditional-format calcext:target-range-address="Sheet1.R17:Sheet1.R17">
            <calcext:condition calcext:apply-style-name="Untitled2" calcext:value="&gt;0.5" calcext:base-cell-address="Sheet1.R17"/>
          </calcext:conditional-format>
          <calcext:conditional-format calcext:target-range-address="Sheet1.D18:Sheet1.D18">
            <calcext:condition calcext:apply-style-name="Untitled2" calcext:value="&gt;0.5" calcext:base-cell-address="Sheet1.D18"/>
          </calcext:conditional-format>
          <calcext:conditional-format calcext:target-range-address="Sheet1.E18:Sheet1.E18">
            <calcext:condition calcext:apply-style-name="Untitled2" calcext:value="&gt;0.5" calcext:base-cell-address="Sheet1.E18"/>
          </calcext:conditional-format>
          <calcext:conditional-format calcext:target-range-address="Sheet1.F18:Sheet1.F18">
            <calcext:condition calcext:apply-style-name="Untitled2" calcext:value="&gt;0.5" calcext:base-cell-address="Sheet1.F18"/>
          </calcext:conditional-format>
          <calcext:conditional-format calcext:target-range-address="Sheet1.G18:Sheet1.G18">
            <calcext:condition calcext:apply-style-name="Untitled2" calcext:value="&gt;0.5" calcext:base-cell-address="Sheet1.G18"/>
          </calcext:conditional-format>
          <calcext:conditional-format calcext:target-range-address="Sheet1.H18:Sheet1.H18">
            <calcext:condition calcext:apply-style-name="Untitled2" calcext:value="&gt;0.5" calcext:base-cell-address="Sheet1.H18"/>
          </calcext:conditional-format>
          <calcext:conditional-format calcext:target-range-address="Sheet1.I18:Sheet1.I18">
            <calcext:condition calcext:apply-style-name="Untitled2" calcext:value="&gt;0.5" calcext:base-cell-address="Sheet1.I18"/>
          </calcext:conditional-format>
          <calcext:conditional-format calcext:target-range-address="Sheet1.J18:Sheet1.J18">
            <calcext:condition calcext:apply-style-name="Untitled2" calcext:value="&gt;0.5" calcext:base-cell-address="Sheet1.J18"/>
          </calcext:conditional-format>
          <calcext:conditional-format calcext:target-range-address="Sheet1.L18:Sheet1.L18">
            <calcext:condition calcext:apply-style-name="Untitled2" calcext:value="&gt;0.5" calcext:base-cell-address="Sheet1.L18"/>
          </calcext:conditional-format>
          <calcext:conditional-format calcext:target-range-address="Sheet1.M18:Sheet1.M18">
            <calcext:condition calcext:apply-style-name="Untitled2" calcext:value="&gt;0.5" calcext:base-cell-address="Sheet1.M18"/>
          </calcext:conditional-format>
          <calcext:conditional-format calcext:target-range-address="Sheet1.N18:Sheet1.N18">
            <calcext:condition calcext:apply-style-name="Untitled2" calcext:value="&gt;0.5" calcext:base-cell-address="Sheet1.N18"/>
          </calcext:conditional-format>
          <calcext:conditional-format calcext:target-range-address="Sheet1.O18:Sheet1.O18">
            <calcext:condition calcext:apply-style-name="Untitled2" calcext:value="&gt;0.5" calcext:base-cell-address="Sheet1.O18"/>
          </calcext:conditional-format>
          <calcext:conditional-format calcext:target-range-address="Sheet1.P18:Sheet1.P18">
            <calcext:condition calcext:apply-style-name="Untitled2" calcext:value="&gt;0.5" calcext:base-cell-address="Sheet1.P18"/>
          </calcext:conditional-format>
          <calcext:conditional-format calcext:target-range-address="Sheet1.Q18:Sheet1.Q18">
            <calcext:condition calcext:apply-style-name="Untitled2" calcext:value="&gt;0.5" calcext:base-cell-address="Sheet1.Q18"/>
          </calcext:conditional-format>
          <calcext:conditional-format calcext:target-range-address="Sheet1.R18:Sheet1.R18">
            <calcext:condition calcext:apply-style-name="Untitled2" calcext:value="&gt;0.5" calcext:base-cell-address="Sheet1.R18"/>
          </calcext:conditional-format>
          <calcext:conditional-format calcext:target-range-address="Sheet1.D19:Sheet1.D19">
            <calcext:condition calcext:apply-style-name="Untitled2" calcext:value="&gt;0.5" calcext:base-cell-address="Sheet1.D19"/>
          </calcext:conditional-format>
          <calcext:conditional-format calcext:target-range-address="Sheet1.E19:Sheet1.E19">
            <calcext:condition calcext:apply-style-name="Untitled2" calcext:value="&gt;0.5" calcext:base-cell-address="Sheet1.E19"/>
          </calcext:conditional-format>
          <calcext:conditional-format calcext:target-range-address="Sheet1.F19:Sheet1.F19">
            <calcext:condition calcext:apply-style-name="Untitled2" calcext:value="&gt;0.5" calcext:base-cell-address="Sheet1.F19"/>
          </calcext:conditional-format>
          <calcext:conditional-format calcext:target-range-address="Sheet1.G19:Sheet1.G19">
            <calcext:condition calcext:apply-style-name="Untitled2" calcext:value="&gt;0.5" calcext:base-cell-address="Sheet1.G19"/>
          </calcext:conditional-format>
          <calcext:conditional-format calcext:target-range-address="Sheet1.H19:Sheet1.H19">
            <calcext:condition calcext:apply-style-name="Untitled2" calcext:value="&gt;0.5" calcext:base-cell-address="Sheet1.H19"/>
          </calcext:conditional-format>
          <calcext:conditional-format calcext:target-range-address="Sheet1.I19:Sheet1.I19">
            <calcext:condition calcext:apply-style-name="Untitled2" calcext:value="&gt;0.5" calcext:base-cell-address="Sheet1.I19"/>
          </calcext:conditional-format>
          <calcext:conditional-format calcext:target-range-address="Sheet1.J19:Sheet1.J19">
            <calcext:condition calcext:apply-style-name="Untitled2" calcext:value="&gt;0.5" calcext:base-cell-address="Sheet1.J19"/>
          </calcext:conditional-format>
          <calcext:conditional-format calcext:target-range-address="Sheet1.L19:Sheet1.L19">
            <calcext:condition calcext:apply-style-name="Untitled2" calcext:value="&gt;0.5" calcext:base-cell-address="Sheet1.L19"/>
          </calcext:conditional-format>
          <calcext:conditional-format calcext:target-range-address="Sheet1.M19:Sheet1.M19">
            <calcext:condition calcext:apply-style-name="Untitled2" calcext:value="&gt;0.5" calcext:base-cell-address="Sheet1.M19"/>
          </calcext:conditional-format>
          <calcext:conditional-format calcext:target-range-address="Sheet1.N19:Sheet1.N19">
            <calcext:condition calcext:apply-style-name="Untitled2" calcext:value="&gt;0.5" calcext:base-cell-address="Sheet1.N19"/>
          </calcext:conditional-format>
          <calcext:conditional-format calcext:target-range-address="Sheet1.O19:Sheet1.O19">
            <calcext:condition calcext:apply-style-name="Untitled2" calcext:value="&gt;0.5" calcext:base-cell-address="Sheet1.O19"/>
          </calcext:conditional-format>
          <calcext:conditional-format calcext:target-range-address="Sheet1.P19:Sheet1.P19">
            <calcext:condition calcext:apply-style-name="Untitled2" calcext:value="&gt;0.5" calcext:base-cell-address="Sheet1.P19"/>
          </calcext:conditional-format>
          <calcext:conditional-format calcext:target-range-address="Sheet1.Q19:Sheet1.Q19">
            <calcext:condition calcext:apply-style-name="Untitled2" calcext:value="&gt;0.5" calcext:base-cell-address="Sheet1.Q19"/>
          </calcext:conditional-format>
          <calcext:conditional-format calcext:target-range-address="Sheet1.R19:Sheet1.R19">
            <calcext:condition calcext:apply-style-name="Untitled2" calcext:value="&gt;0.5" calcext:base-cell-address="Sheet1.R19"/>
          </calcext:conditional-format>
          <calcext:conditional-format calcext:target-range-address="Sheet1.D26:Sheet1.D26">
            <calcext:condition calcext:apply-style-name="Untitled2" calcext:value="&gt;0.5" calcext:base-cell-address="Sheet1.D26"/>
          </calcext:conditional-format>
          <calcext:conditional-format calcext:target-range-address="Sheet1.E26:Sheet1.E26">
            <calcext:condition calcext:apply-style-name="Untitled2" calcext:value="&gt;0.5" calcext:base-cell-address="Sheet1.E26"/>
          </calcext:conditional-format>
          <calcext:conditional-format calcext:target-range-address="Sheet1.F26:Sheet1.F26">
            <calcext:condition calcext:apply-style-name="Untitled2" calcext:value="&gt;0.5" calcext:base-cell-address="Sheet1.F26"/>
          </calcext:conditional-format>
          <calcext:conditional-format calcext:target-range-address="Sheet1.G26:Sheet1.G26">
            <calcext:condition calcext:apply-style-name="Untitled2" calcext:value="&gt;0.5" calcext:base-cell-address="Sheet1.G26"/>
          </calcext:conditional-format>
          <calcext:conditional-format calcext:target-range-address="Sheet1.H26:Sheet1.H26">
            <calcext:condition calcext:apply-style-name="Untitled2" calcext:value="&gt;0.5" calcext:base-cell-address="Sheet1.H26"/>
          </calcext:conditional-format>
          <calcext:conditional-format calcext:target-range-address="Sheet1.I26:Sheet1.I26">
            <calcext:condition calcext:apply-style-name="Untitled2" calcext:value="&gt;0.5" calcext:base-cell-address="Sheet1.I26"/>
          </calcext:conditional-format>
          <calcext:conditional-format calcext:target-range-address="Sheet1.J26:Sheet1.J26">
            <calcext:condition calcext:apply-style-name="Untitled2" calcext:value="&gt;0.5" calcext:base-cell-address="Sheet1.J26"/>
          </calcext:conditional-format>
          <calcext:conditional-format calcext:target-range-address="Sheet1.L26:Sheet1.L26">
            <calcext:condition calcext:apply-style-name="Untitled2" calcext:value="&gt;0.5" calcext:base-cell-address="Sheet1.L26"/>
          </calcext:conditional-format>
          <calcext:conditional-format calcext:target-range-address="Sheet1.M26:Sheet1.M26">
            <calcext:condition calcext:apply-style-name="Untitled2" calcext:value="&gt;0.5" calcext:base-cell-address="Sheet1.M26"/>
          </calcext:conditional-format>
          <calcext:conditional-format calcext:target-range-address="Sheet1.N26:Sheet1.N26">
            <calcext:condition calcext:apply-style-name="Untitled2" calcext:value="&gt;0.5" calcext:base-cell-address="Sheet1.N26"/>
          </calcext:conditional-format>
          <calcext:conditional-format calcext:target-range-address="Sheet1.O26:Sheet1.O26">
            <calcext:condition calcext:apply-style-name="Untitled2" calcext:value="&gt;0.5" calcext:base-cell-address="Sheet1.O26"/>
          </calcext:conditional-format>
          <calcext:conditional-format calcext:target-range-address="Sheet1.P26:Sheet1.P26">
            <calcext:condition calcext:apply-style-name="Untitled2" calcext:value="&gt;0.5" calcext:base-cell-address="Sheet1.P26"/>
          </calcext:conditional-format>
          <calcext:conditional-format calcext:target-range-address="Sheet1.Q26:Sheet1.Q26">
            <calcext:condition calcext:apply-style-name="Untitled2" calcext:value="&gt;0.5" calcext:base-cell-address="Sheet1.Q26"/>
          </calcext:conditional-format>
          <calcext:conditional-format calcext:target-range-address="Sheet1.R26:Sheet1.R26">
            <calcext:condition calcext:apply-style-name="Untitled2" calcext:value="&gt;0.5" calcext:base-cell-address="Sheet1.R26"/>
          </calcext:conditional-format>
          <calcext:conditional-format calcext:target-range-address="Sheet1.D27:Sheet1.D27">
            <calcext:condition calcext:apply-style-name="Untitled2" calcext:value="&gt;0.5" calcext:base-cell-address="Sheet1.D27"/>
          </calcext:conditional-format>
          <calcext:conditional-format calcext:target-range-address="Sheet1.E27:Sheet1.E27">
            <calcext:condition calcext:apply-style-name="Untitled2" calcext:value="&gt;0.5" calcext:base-cell-address="Sheet1.E27"/>
          </calcext:conditional-format>
          <calcext:conditional-format calcext:target-range-address="Sheet1.F27:Sheet1.F27">
            <calcext:condition calcext:apply-style-name="Untitled2" calcext:value="&gt;0.5" calcext:base-cell-address="Sheet1.F27"/>
          </calcext:conditional-format>
          <calcext:conditional-format calcext:target-range-address="Sheet1.G27:Sheet1.G27">
            <calcext:condition calcext:apply-style-name="Untitled2" calcext:value="&gt;0.5" calcext:base-cell-address="Sheet1.G27"/>
          </calcext:conditional-format>
          <calcext:conditional-format calcext:target-range-address="Sheet1.H27:Sheet1.H27">
            <calcext:condition calcext:apply-style-name="Untitled2" calcext:value="&gt;0.5" calcext:base-cell-address="Sheet1.H27"/>
          </calcext:conditional-format>
          <calcext:conditional-format calcext:target-range-address="Sheet1.I27:Sheet1.I27">
            <calcext:condition calcext:apply-style-name="Untitled2" calcext:value="&gt;0.5" calcext:base-cell-address="Sheet1.I27"/>
          </calcext:conditional-format>
          <calcext:conditional-format calcext:target-range-address="Sheet1.J27:Sheet1.J27">
            <calcext:condition calcext:apply-style-name="Untitled2" calcext:value="&gt;0.5" calcext:base-cell-address="Sheet1.J27"/>
          </calcext:conditional-format>
          <calcext:conditional-format calcext:target-range-address="Sheet1.L27:Sheet1.L27">
            <calcext:condition calcext:apply-style-name="Untitled2" calcext:value="&gt;0.5" calcext:base-cell-address="Sheet1.L27"/>
          </calcext:conditional-format>
          <calcext:conditional-format calcext:target-range-address="Sheet1.M27:Sheet1.M27">
            <calcext:condition calcext:apply-style-name="Untitled2" calcext:value="&gt;0.5" calcext:base-cell-address="Sheet1.M27"/>
          </calcext:conditional-format>
          <calcext:conditional-format calcext:target-range-address="Sheet1.N27:Sheet1.N27">
            <calcext:condition calcext:apply-style-name="Untitled2" calcext:value="&gt;0.5" calcext:base-cell-address="Sheet1.N27"/>
          </calcext:conditional-format>
          <calcext:conditional-format calcext:target-range-address="Sheet1.O27:Sheet1.O27">
            <calcext:condition calcext:apply-style-name="Untitled2" calcext:value="&gt;0.5" calcext:base-cell-address="Sheet1.O27"/>
          </calcext:conditional-format>
          <calcext:conditional-format calcext:target-range-address="Sheet1.P27:Sheet1.P27">
            <calcext:condition calcext:apply-style-name="Untitled2" calcext:value="&gt;0.5" calcext:base-cell-address="Sheet1.P27"/>
          </calcext:conditional-format>
          <calcext:conditional-format calcext:target-range-address="Sheet1.Q27:Sheet1.Q27">
            <calcext:condition calcext:apply-style-name="Untitled2" calcext:value="&gt;0.5" calcext:base-cell-address="Sheet1.Q27"/>
          </calcext:conditional-format>
          <calcext:conditional-format calcext:target-range-address="Sheet1.R27:Sheet1.R27">
            <calcext:condition calcext:apply-style-name="Untitled2" calcext:value="&gt;0.5" calcext:base-cell-address="Sheet1.R27"/>
          </calcext:conditional-format>
          <calcext:conditional-format calcext:target-range-address="Sheet1.D28:Sheet1.D28">
            <calcext:condition calcext:apply-style-name="Untitled2" calcext:value="&gt;0.5" calcext:base-cell-address="Sheet1.D28"/>
          </calcext:conditional-format>
          <calcext:conditional-format calcext:target-range-address="Sheet1.E28:Sheet1.E28">
            <calcext:condition calcext:apply-style-name="Untitled2" calcext:value="&gt;0.5" calcext:base-cell-address="Sheet1.E28"/>
          </calcext:conditional-format>
          <calcext:conditional-format calcext:target-range-address="Sheet1.F28:Sheet1.F28">
            <calcext:condition calcext:apply-style-name="Untitled2" calcext:value="&gt;0.5" calcext:base-cell-address="Sheet1.F28"/>
          </calcext:conditional-format>
          <calcext:conditional-format calcext:target-range-address="Sheet1.G28:Sheet1.G28">
            <calcext:condition calcext:apply-style-name="Untitled2" calcext:value="&gt;0.5" calcext:base-cell-address="Sheet1.G28"/>
          </calcext:conditional-format>
          <calcext:conditional-format calcext:target-range-address="Sheet1.H28:Sheet1.H28">
            <calcext:condition calcext:apply-style-name="Untitled2" calcext:value="&gt;0.5" calcext:base-cell-address="Sheet1.H28"/>
          </calcext:conditional-format>
          <calcext:conditional-format calcext:target-range-address="Sheet1.I28:Sheet1.I28">
            <calcext:condition calcext:apply-style-name="Untitled2" calcext:value="&gt;0.5" calcext:base-cell-address="Sheet1.I28"/>
          </calcext:conditional-format>
          <calcext:conditional-format calcext:target-range-address="Sheet1.J28:Sheet1.J28">
            <calcext:condition calcext:apply-style-name="Untitled2" calcext:value="&gt;0.5" calcext:base-cell-address="Sheet1.J28"/>
          </calcext:conditional-format>
          <calcext:conditional-format calcext:target-range-address="Sheet1.L28:Sheet1.L28">
            <calcext:condition calcext:apply-style-name="Untitled2" calcext:value="&gt;0.5" calcext:base-cell-address="Sheet1.L28"/>
          </calcext:conditional-format>
          <calcext:conditional-format calcext:target-range-address="Sheet1.M28:Sheet1.M28">
            <calcext:condition calcext:apply-style-name="Untitled2" calcext:value="&gt;0.5" calcext:base-cell-address="Sheet1.M28"/>
          </calcext:conditional-format>
          <calcext:conditional-format calcext:target-range-address="Sheet1.N28:Sheet1.N28">
            <calcext:condition calcext:apply-style-name="Untitled2" calcext:value="&gt;0.5" calcext:base-cell-address="Sheet1.N28"/>
          </calcext:conditional-format>
          <calcext:conditional-format calcext:target-range-address="Sheet1.O28:Sheet1.O28">
            <calcext:condition calcext:apply-style-name="Untitled2" calcext:value="&gt;0.5" calcext:base-cell-address="Sheet1.O28"/>
          </calcext:conditional-format>
          <calcext:conditional-format calcext:target-range-address="Sheet1.P28:Sheet1.P28">
            <calcext:condition calcext:apply-style-name="Untitled2" calcext:value="&gt;0.5" calcext:base-cell-address="Sheet1.P28"/>
          </calcext:conditional-format>
          <calcext:conditional-format calcext:target-range-address="Sheet1.Q28:Sheet1.Q28">
            <calcext:condition calcext:apply-style-name="Untitled2" calcext:value="&gt;0.5" calcext:base-cell-address="Sheet1.Q28"/>
          </calcext:conditional-format>
          <calcext:conditional-format calcext:target-range-address="Sheet1.R28:Sheet1.R28">
            <calcext:condition calcext:apply-style-name="Untitled2" calcext:value="&gt;0.5" calcext:base-cell-address="Sheet1.R28"/>
          </calcext:conditional-format>
          <calcext:conditional-format calcext:target-range-address="Sheet1.D29:Sheet1.D29">
            <calcext:condition calcext:apply-style-name="Untitled2" calcext:value="&gt;0.5" calcext:base-cell-address="Sheet1.D29"/>
          </calcext:conditional-format>
          <calcext:conditional-format calcext:target-range-address="Sheet1.E29:Sheet1.E29">
            <calcext:condition calcext:apply-style-name="Untitled2" calcext:value="&gt;0.5" calcext:base-cell-address="Sheet1.E29"/>
          </calcext:conditional-format>
          <calcext:conditional-format calcext:target-range-address="Sheet1.F29:Sheet1.F29">
            <calcext:condition calcext:apply-style-name="Untitled2" calcext:value="&gt;0.5" calcext:base-cell-address="Sheet1.F29"/>
          </calcext:conditional-format>
          <calcext:conditional-format calcext:target-range-address="Sheet1.G29:Sheet1.G29">
            <calcext:condition calcext:apply-style-name="Untitled2" calcext:value="&gt;0.5" calcext:base-cell-address="Sheet1.G29"/>
          </calcext:conditional-format>
          <calcext:conditional-format calcext:target-range-address="Sheet1.H29:Sheet1.H29">
            <calcext:condition calcext:apply-style-name="Untitled2" calcext:value="&gt;0.5" calcext:base-cell-address="Sheet1.H29"/>
          </calcext:conditional-format>
          <calcext:conditional-format calcext:target-range-address="Sheet1.I29:Sheet1.I29">
            <calcext:condition calcext:apply-style-name="Untitled2" calcext:value="&gt;0.5" calcext:base-cell-address="Sheet1.I29"/>
          </calcext:conditional-format>
          <calcext:conditional-format calcext:target-range-address="Sheet1.J29:Sheet1.J29">
            <calcext:condition calcext:apply-style-name="Untitled2" calcext:value="&gt;0.5" calcext:base-cell-address="Sheet1.J29"/>
          </calcext:conditional-format>
          <calcext:conditional-format calcext:target-range-address="Sheet1.L29:Sheet1.L29">
            <calcext:condition calcext:apply-style-name="Untitled2" calcext:value="&gt;0.5" calcext:base-cell-address="Sheet1.L29"/>
          </calcext:conditional-format>
          <calcext:conditional-format calcext:target-range-address="Sheet1.M29:Sheet1.M29">
            <calcext:condition calcext:apply-style-name="Untitled2" calcext:value="&gt;0.5" calcext:base-cell-address="Sheet1.M29"/>
          </calcext:conditional-format>
          <calcext:conditional-format calcext:target-range-address="Sheet1.N29:Sheet1.N29">
            <calcext:condition calcext:apply-style-name="Untitled2" calcext:value="&gt;0.5" calcext:base-cell-address="Sheet1.N29"/>
          </calcext:conditional-format>
          <calcext:conditional-format calcext:target-range-address="Sheet1.O29:Sheet1.O29">
            <calcext:condition calcext:apply-style-name="Untitled2" calcext:value="&gt;0.5" calcext:base-cell-address="Sheet1.O29"/>
          </calcext:conditional-format>
          <calcext:conditional-format calcext:target-range-address="Sheet1.P29:Sheet1.P29">
            <calcext:condition calcext:apply-style-name="Untitled2" calcext:value="&gt;0.5" calcext:base-cell-address="Sheet1.P29"/>
          </calcext:conditional-format>
          <calcext:conditional-format calcext:target-range-address="Sheet1.Q29:Sheet1.Q29">
            <calcext:condition calcext:apply-style-name="Untitled2" calcext:value="&gt;0.5" calcext:base-cell-address="Sheet1.Q29"/>
          </calcext:conditional-format>
          <calcext:conditional-format calcext:target-range-address="Sheet1.R29:Sheet1.R29">
            <calcext:condition calcext:apply-style-name="Untitled2" calcext:value="&gt;0.5" calcext:base-cell-address="Sheet1.R29"/>
          </calcext:conditional-format>
          <calcext:conditional-format calcext:target-range-address="Sheet1.K11:Sheet1.K14">
            <calcext:condition calcext:apply-style-name="Untitled1" calcext:value="&gt;0.15" calcext:base-cell-address="Sheet1.K11"/>
          </calcext:conditional-format>
          <calcext:conditional-format calcext:target-range-address="Sheet1.K16:Sheet1.K16">
            <calcext:condition calcext:apply-style-name="Untitled2" calcext:value="&gt;0.5" calcext:base-cell-address="Sheet1.K16"/>
          </calcext:conditional-format>
          <calcext:conditional-format calcext:target-range-address="Sheet1.K17:Sheet1.K17">
            <calcext:condition calcext:apply-style-name="Untitled2" calcext:value="&gt;0.5" calcext:base-cell-address="Sheet1.K17"/>
          </calcext:conditional-format>
          <calcext:conditional-format calcext:target-range-address="Sheet1.K18:Sheet1.K18">
            <calcext:condition calcext:apply-style-name="Untitled2" calcext:value="&gt;0.5" calcext:base-cell-address="Sheet1.K18"/>
          </calcext:conditional-format>
          <calcext:conditional-format calcext:target-range-address="Sheet1.K19:Sheet1.K19">
            <calcext:condition calcext:apply-style-name="Untitled2" calcext:value="&gt;0.5" calcext:base-cell-address="Sheet1.K19"/>
          </calcext:conditional-format>
          <calcext:conditional-format calcext:target-range-address="Sheet1.K26:Sheet1.K26">
            <calcext:condition calcext:apply-style-name="Untitled2" calcext:value="&gt;0.5" calcext:base-cell-address="Sheet1.K26"/>
          </calcext:conditional-format>
          <calcext:conditional-format calcext:target-range-address="Sheet1.K27:Sheet1.K27">
            <calcext:condition calcext:apply-style-name="Untitled2" calcext:value="&gt;0.5" calcext:base-cell-address="Sheet1.K27"/>
          </calcext:conditional-format>
          <calcext:conditional-format calcext:target-range-address="Sheet1.K28:Sheet1.K28">
            <calcext:condition calcext:apply-style-name="Untitled2" calcext:value="&gt;0.5" calcext:base-cell-address="Sheet1.K28"/>
          </calcext:conditional-format>
          <calcext:conditional-format calcext:target-range-address="Sheet1.K29:Sheet1.K29">
            <calcext:condition calcext:apply-style-name="Untitled2" calcext:value="&gt;0.5" calcext:base-cell-address="Sheet1.K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 style:vertical-justify="auto"/>
      <style:paragraph-properties css3t:text-justify="auto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0000-00-00T00:00:03.062032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5:18:18.712494043</meta:creation-date>
    <meta:editing-duration>P4DT1H41M2S</meta:editing-duration>
    <meta:editing-cycles>13</meta:editing-cycles>
    <meta:generator>LibreOffice/4.1.3.2$Linux_X86_64 LibreOffice_project/410m0$Build-2</meta:generator>
    <dc:date>2014-02-24T15:29:44.041392640</dc:date>
    <meta:document-statistic meta:table-count="1" meta:cell-count="530" meta:object-count="0"/>
  </office:meta>
</office:document-meta>
</file>